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odel_8" table:style-name="ta1">
        <table:shapes>
          <draw:frame draw:z-index="0" draw:style-name="gr1" draw:text-style-name="P1" svg:width="280.86mm" svg:height="238.52mm" svg:x="167.08mm" svg:y="52.33mm">
            <loext:p draw:notify-on-update-of-ranges="model_8.A13:model_8.A13 model_8.A14:model_8.A132 model_8.D13:model_8.D13 model_8.D14:model_8.D133 model_8.B13:model_8.B13 model_8.B14:model_8.B133 model_8.C13:model_8.C13 model_8.C14:model_8.C1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rnel siz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dden size</text:p>
          </table:table-cell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ol siz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 depth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rop prob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 rate</text:p>
          </table:table-cell>
          <table:table-cell office:value-type="float" office:value="0.00001" calcext:value-type="float">
            <text:p>0.00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gment</text:p>
          </table:table-cell>
          <table:table-cell table:style-name="ce1"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re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size</text:p>
          </table:table-cell>
          <table:table-cell table:number-columns-repeated="2"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office:value-type="float" office:value="0.520821765702" calcext:value-type="float">
            <text:p>0.5208217657</text:p>
          </table:table-cell>
          <table:table-cell office:value-type="float" office:value="0.69288982236" calcext:value-type="float">
            <text:p>0.6928898224</text:p>
          </table:table-cell>
          <table:table-cell office:value-type="float" office:value="0.606965175019" calcext:value-type="float">
            <text:p>0.606965175</text:p>
          </table:table-cell>
          <table:table-cell office:value-type="float" office:value="0.693193613689" calcext:value-type="float">
            <text:p>0.6931936137</text:p>
          </table:table-cell>
          <table:table-cell table:number-columns-repeated="3"/>
        </table:table-row>
        <table:table-row table:style-name="ro1">
          <table:table-cell office:value-type="float" office:value="0.510272071121" calcext:value-type="float">
            <text:p>0.5102720711</text:p>
          </table:table-cell>
          <table:table-cell office:value-type="float" office:value="0.693532810282" calcext:value-type="float">
            <text:p>0.6935328103</text:p>
          </table:table-cell>
          <table:table-cell office:value-type="float" office:value="0.497512438997" calcext:value-type="float">
            <text:p>0.497512439</text:p>
          </table:table-cell>
          <table:table-cell office:value-type="float" office:value="0.693623434696" calcext:value-type="float">
            <text:p>0.6936234347</text:p>
          </table:table-cell>
          <table:table-cell table:number-columns-repeated="3"/>
        </table:table-row>
        <table:table-row table:style-name="ro1">
          <table:table-cell office:value-type="float" office:value="0.514714047884" calcext:value-type="float">
            <text:p>0.5147140479</text:p>
          </table:table-cell>
          <table:table-cell office:value-type="float" office:value="0.692994205809" calcext:value-type="float">
            <text:p>0.6929942058</text:p>
          </table:table-cell>
          <table:table-cell office:value-type="float" office:value="0.497512438997" calcext:value-type="float">
            <text:p>0.497512439</text:p>
          </table:table-cell>
          <table:table-cell office:value-type="float" office:value="0.695418859276" calcext:value-type="float">
            <text:p>0.6954188593</text:p>
          </table:table-cell>
          <table:table-cell table:number-columns-repeated="3"/>
        </table:table-row>
        <table:table-row table:style-name="ro1">
          <table:table-cell office:value-type="float" office:value="0.526929483753" calcext:value-type="float">
            <text:p>0.5269294838</text:p>
          </table:table-cell>
          <table:table-cell office:value-type="float" office:value="0.692561303502" calcext:value-type="float">
            <text:p>0.6925613035</text:p>
          </table:table-cell>
          <table:table-cell office:value-type="float" office:value="0.502487562337" calcext:value-type="float">
            <text:p>0.5024875623</text:p>
          </table:table-cell>
          <table:table-cell office:value-type="float" office:value="0.692408740785" calcext:value-type="float">
            <text:p>0.6924087408</text:p>
          </table:table-cell>
          <table:table-cell table:number-columns-repeated="3"/>
        </table:table-row>
        <table:table-row table:style-name="ro1">
          <table:table-cell office:value-type="float" office:value="0.52248750704" calcext:value-type="float">
            <text:p>0.522487507</text:p>
          </table:table-cell>
          <table:table-cell office:value-type="float" office:value="0.692407738214" calcext:value-type="float">
            <text:p>0.6924077382</text:p>
          </table:table-cell>
          <table:table-cell office:value-type="float" office:value="0.502487562337" calcext:value-type="float">
            <text:p>0.5024875623</text:p>
          </table:table-cell>
          <table:table-cell office:value-type="float" office:value="0.692547694072" calcext:value-type="float">
            <text:p>0.6925476941</text:p>
          </table:table-cell>
          <table:table-cell table:number-columns-repeated="3"/>
        </table:table-row>
        <table:table-row table:style-name="ro1">
          <table:table-cell office:value-type="float" office:value="0.509161576918" calcext:value-type="float">
            <text:p>0.5091615769</text:p>
          </table:table-cell>
          <table:table-cell office:value-type="float" office:value="0.692227356469" calcext:value-type="float">
            <text:p>0.6922273565</text:p>
          </table:table-cell>
          <table:table-cell office:value-type="float" office:value="0.497512438997" calcext:value-type="float">
            <text:p>0.497512439</text:p>
          </table:table-cell>
          <table:table-cell office:value-type="float" office:value="0.694126082089" calcext:value-type="float">
            <text:p>0.6941260821</text:p>
          </table:table-cell>
          <table:table-cell table:number-columns-repeated="3"/>
        </table:table-row>
        <table:table-row table:style-name="ro1">
          <table:table-cell office:value-type="float" office:value="0.531926707484" calcext:value-type="float">
            <text:p>0.5319267075</text:p>
          </table:table-cell>
          <table:table-cell office:value-type="float" office:value="0.691992611138" calcext:value-type="float">
            <text:p>0.6919926111</text:p>
          </table:table-cell>
          <table:table-cell office:value-type="float" office:value="0.507462686715" calcext:value-type="float">
            <text:p>0.5074626867</text:p>
          </table:table-cell>
          <table:table-cell office:value-type="float" office:value="0.692672766162" calcext:value-type="float">
            <text:p>0.6926727662</text:p>
          </table:table-cell>
          <table:table-cell table:number-columns-repeated="3"/>
        </table:table-row>
        <table:table-row table:style-name="ro1">
          <table:table-cell office:value-type="float" office:value="0.526929483653" calcext:value-type="float">
            <text:p>0.5269294837</text:p>
          </table:table-cell>
          <table:table-cell office:value-type="float" office:value="0.691813723068" calcext:value-type="float">
            <text:p>0.6918137231</text:p>
          </table:table-cell>
          <table:table-cell office:value-type="float" office:value="0.497512438997" calcext:value-type="float">
            <text:p>0.497512439</text:p>
          </table:table-cell>
          <table:table-cell office:value-type="float" office:value="0.691004096899" calcext:value-type="float">
            <text:p>0.6910040969</text:p>
          </table:table-cell>
          <table:table-cell table:number-columns-repeated="3"/>
        </table:table-row>
        <table:table-row table:style-name="ro1">
          <table:table-cell office:value-type="float" office:value="0.528039977856" calcext:value-type="float">
            <text:p>0.5280399779</text:p>
          </table:table-cell>
          <table:table-cell office:value-type="float" office:value="0.691444551174" calcext:value-type="float">
            <text:p>0.6914445512</text:p>
          </table:table-cell>
          <table:table-cell office:value-type="float" office:value="0.497512438997" calcext:value-type="float">
            <text:p>0.497512439</text:p>
          </table:table-cell>
          <table:table-cell office:value-type="float" office:value="0.690213035703" calcext:value-type="float">
            <text:p>0.6902130357</text:p>
          </table:table-cell>
          <table:table-cell table:number-columns-repeated="3"/>
        </table:table-row>
        <table:table-row table:style-name="ro1">
          <table:table-cell office:value-type="float" office:value="0.531371460316" calcext:value-type="float">
            <text:p>0.5313714603</text:p>
          </table:table-cell>
          <table:table-cell office:value-type="float" office:value="0.691390671244" calcext:value-type="float">
            <text:p>0.6913906712</text:p>
          </table:table-cell>
          <table:table-cell office:value-type="float" office:value="0.502487562337" calcext:value-type="float">
            <text:p>0.5024875623</text:p>
          </table:table-cell>
          <table:table-cell office:value-type="float" office:value="0.689702469928" calcext:value-type="float">
            <text:p>0.6897024699</text:p>
          </table:table-cell>
          <table:table-cell table:number-columns-repeated="3"/>
        </table:table-row>
        <table:table-row table:style-name="ro1">
          <table:table-cell office:value-type="float" office:value="0.548028872915" calcext:value-type="float">
            <text:p>0.5480288729</text:p>
          </table:table-cell>
          <table:table-cell office:value-type="float" office:value="0.690478087361" calcext:value-type="float">
            <text:p>0.6904780874</text:p>
          </table:table-cell>
          <table:table-cell office:value-type="float" office:value="0.527363184228" calcext:value-type="float">
            <text:p>0.5273631842</text:p>
          </table:table-cell>
          <table:table-cell office:value-type="float" office:value="0.68776512649" calcext:value-type="float">
            <text:p>0.6877651265</text:p>
          </table:table-cell>
          <table:table-cell table:number-columns-repeated="3"/>
        </table:table-row>
        <table:table-row table:style-name="ro1">
          <table:table-cell office:value-type="float" office:value="0.550249861321" calcext:value-type="float">
            <text:p>0.5502498613</text:p>
          </table:table-cell>
          <table:table-cell office:value-type="float" office:value="0.689626499195" calcext:value-type="float">
            <text:p>0.6896264992</text:p>
          </table:table-cell>
          <table:table-cell office:value-type="float" office:value="0.601990050937" calcext:value-type="float">
            <text:p>0.6019900509</text:p>
          </table:table-cell>
          <table:table-cell office:value-type="float" office:value="0.686660551846" calcext:value-type="float">
            <text:p>0.6866605518</text:p>
          </table:table-cell>
          <table:table-cell table:number-columns-repeated="3"/>
        </table:table-row>
        <table:table-row table:style-name="ro1">
          <table:table-cell office:value-type="float" office:value="0.564131038411" calcext:value-type="float">
            <text:p>0.5641310384</text:p>
          </table:table-cell>
          <table:table-cell office:value-type="float" office:value="0.68863951982" calcext:value-type="float">
            <text:p>0.6886395198</text:p>
          </table:table-cell>
          <table:table-cell office:value-type="float" office:value="0.646766169302" calcext:value-type="float">
            <text:p>0.6467661693</text:p>
          </table:table-cell>
          <table:table-cell office:value-type="float" office:value="0.68662478105" calcext:value-type="float">
            <text:p>0.6866247811</text:p>
          </table:table-cell>
          <table:table-cell table:number-columns-repeated="3"/>
        </table:table-row>
        <table:table-row table:style-name="ro1">
          <table:table-cell office:value-type="float" office:value="0.569683509261" calcext:value-type="float">
            <text:p>0.5696835093</text:p>
          </table:table-cell>
          <table:table-cell office:value-type="float" office:value="0.687856053832" calcext:value-type="float">
            <text:p>0.6878560538</text:p>
          </table:table-cell>
          <table:table-cell office:value-type="float" office:value="0.502487562337" calcext:value-type="float">
            <text:p>0.5024875623</text:p>
          </table:table-cell>
          <table:table-cell office:value-type="float" office:value="0.682817868462" calcext:value-type="float">
            <text:p>0.6828178685</text:p>
          </table:table-cell>
          <table:table-cell table:number-columns-repeated="3"/>
        </table:table-row>
        <table:table-row table:style-name="ro1">
          <table:table-cell office:value-type="float" office:value="0.576901721332" calcext:value-type="float">
            <text:p>0.5769017213</text:p>
          </table:table-cell>
          <table:table-cell office:value-type="float" office:value="0.685564211055" calcext:value-type="float">
            <text:p>0.6855642111</text:p>
          </table:table-cell>
          <table:table-cell office:value-type="float" office:value="0.661691542882" calcext:value-type="float">
            <text:p>0.6616915429</text:p>
          </table:table-cell>
          <table:table-cell office:value-type="float" office:value="0.681188635929" calcext:value-type="float">
            <text:p>0.6811886359</text:p>
          </table:table-cell>
          <table:table-cell table:number-columns-repeated="3"/>
        </table:table-row>
        <table:table-row table:style-name="ro1">
          <table:table-cell office:value-type="float" office:value="0.556357579222" calcext:value-type="float">
            <text:p>0.5563575792</text:p>
          </table:table-cell>
          <table:table-cell office:value-type="float" office:value="0.683146391045" calcext:value-type="float">
            <text:p>0.683146391</text:p>
          </table:table-cell>
          <table:table-cell office:value-type="float" office:value="0.701492537907" calcext:value-type="float">
            <text:p>0.7014925379</text:p>
          </table:table-cell>
          <table:table-cell office:value-type="float" office:value="0.680295615908" calcext:value-type="float">
            <text:p>0.6802956159</text:p>
          </table:table-cell>
          <table:table-cell table:number-columns-repeated="3"/>
        </table:table-row>
        <table:table-row table:style-name="ro1">
          <table:table-cell office:value-type="float" office:value="0.584675180472" calcext:value-type="float">
            <text:p>0.5846751805</text:p>
          </table:table-cell>
          <table:table-cell office:value-type="float" office:value="0.681145113796" calcext:value-type="float">
            <text:p>0.6811451138</text:p>
          </table:table-cell>
          <table:table-cell office:value-type="float" office:value="0.616915424072" calcext:value-type="float">
            <text:p>0.6169154241</text:p>
          </table:table-cell>
          <table:table-cell office:value-type="float" office:value="0.676856922316" calcext:value-type="float">
            <text:p>0.6768569223</text:p>
          </table:table-cell>
          <table:table-cell table:number-columns-repeated="3"/>
        </table:table-row>
        <table:table-row table:style-name="ro1">
          <table:table-cell office:value-type="float" office:value="0.587451415979" calcext:value-type="float">
            <text:p>0.587451416</text:p>
          </table:table-cell>
          <table:table-cell office:value-type="float" office:value="0.681294115029" calcext:value-type="float">
            <text:p>0.681294115</text:p>
          </table:table-cell>
          <table:table-cell office:value-type="float" office:value="0.507462686715" calcext:value-type="float">
            <text:p>0.5074626867</text:p>
          </table:table-cell>
          <table:table-cell office:value-type="float" office:value="0.673177266306" calcext:value-type="float">
            <text:p>0.6731772663</text:p>
          </table:table-cell>
          <table:table-cell table:number-columns-repeated="3"/>
        </table:table-row>
        <table:table-row table:style-name="ro1">
          <table:table-cell office:value-type="float" office:value="0.592448639661" calcext:value-type="float">
            <text:p>0.5924486397</text:p>
          </table:table-cell>
          <table:table-cell office:value-type="float" office:value="0.673872360246" calcext:value-type="float">
            <text:p>0.6738723602</text:p>
          </table:table-cell>
          <table:table-cell office:value-type="float" office:value="0.562189054875" calcext:value-type="float">
            <text:p>0.5621890549</text:p>
          </table:table-cell>
          <table:table-cell office:value-type="float" office:value="0.667779907195" calcext:value-type="float">
            <text:p>0.6677799072</text:p>
          </table:table-cell>
          <table:table-cell table:number-columns-repeated="3"/>
        </table:table-row>
        <table:table-row table:style-name="ro1">
          <table:table-cell office:value-type="float" office:value="0.613548028889" calcext:value-type="float">
            <text:p>0.6135480289</text:p>
          </table:table-cell>
          <table:table-cell office:value-type="float" office:value="0.666093417068" calcext:value-type="float">
            <text:p>0.6660934171</text:p>
          </table:table-cell>
          <table:table-cell office:value-type="float" office:value="0.756218906066" calcext:value-type="float">
            <text:p>0.7562189061</text:p>
          </table:table-cell>
          <table:table-cell office:value-type="float" office:value="0.659745014124" calcext:value-type="float">
            <text:p>0.6597450141</text:p>
          </table:table-cell>
          <table:table-cell table:number-columns-repeated="3"/>
        </table:table-row>
        <table:table-row table:style-name="ro1">
          <table:table-cell office:value-type="float" office:value="0.626318711893" calcext:value-type="float">
            <text:p>0.6263187119</text:p>
          </table:table-cell>
          <table:table-cell office:value-type="float" office:value="0.657123488573" calcext:value-type="float">
            <text:p>0.6571234886</text:p>
          </table:table-cell>
          <table:table-cell office:value-type="float" office:value="0.756218906066" calcext:value-type="float">
            <text:p>0.7562189061</text:p>
          </table:table-cell>
          <table:table-cell office:value-type="float" office:value="0.650334106195" calcext:value-type="float">
            <text:p>0.6503341062</text:p>
          </table:table-cell>
          <table:table-cell table:number-columns-repeated="3"/>
        </table:table-row>
        <table:table-row table:style-name="ro1">
          <table:table-cell office:value-type="float" office:value="0.650749583697" calcext:value-type="float">
            <text:p>0.6507495837</text:p>
          </table:table-cell>
          <table:table-cell office:value-type="float" office:value="0.64875035885" calcext:value-type="float">
            <text:p>0.6487503589</text:p>
          </table:table-cell>
          <table:table-cell office:value-type="float" office:value="0.736318408257" calcext:value-type="float">
            <text:p>0.7363184083</text:p>
          </table:table-cell>
          <table:table-cell office:value-type="float" office:value="0.641925219362" calcext:value-type="float">
            <text:p>0.6419252194</text:p>
          </table:table-cell>
          <table:table-cell table:number-columns-repeated="3"/>
        </table:table-row>
        <table:table-row table:style-name="ro1">
          <table:table-cell office:value-type="float" office:value="0.634092171049" calcext:value-type="float">
            <text:p>0.634092171</text:p>
          </table:table-cell>
          <table:table-cell office:value-type="float" office:value="0.650240035199" calcext:value-type="float">
            <text:p>0.6502400352</text:p>
          </table:table-cell>
          <table:table-cell office:value-type="float" office:value="0.582089552387" calcext:value-type="float">
            <text:p>0.5820895524</text:p>
          </table:table-cell>
          <table:table-cell office:value-type="float" office:value="0.644500953101" calcext:value-type="float">
            <text:p>0.6445009531</text:p>
          </table:table-cell>
          <table:table-cell table:number-columns-repeated="3"/>
        </table:table-row>
        <table:table-row table:style-name="ro1">
          <table:table-cell office:value-type="float" office:value="0.656857301598" calcext:value-type="float">
            <text:p>0.6568573016</text:p>
          </table:table-cell>
          <table:table-cell office:value-type="float" office:value="0.629083563143" calcext:value-type="float">
            <text:p>0.6290835631</text:p>
          </table:table-cell>
          <table:table-cell office:value-type="float" office:value="0.7711442792" calcext:value-type="float">
            <text:p>0.7711442792</text:p>
          </table:table-cell>
          <table:table-cell office:value-type="float" office:value="0.623440899232" calcext:value-type="float">
            <text:p>0.6234408992</text:p>
          </table:table-cell>
          <table:table-cell table:number-columns-repeated="3"/>
        </table:table-row>
        <table:table-row table:style-name="ro1">
          <table:table-cell office:value-type="float" office:value="0.674625208317" calcext:value-type="float">
            <text:p>0.6746252083</text:p>
          </table:table-cell>
          <table:table-cell office:value-type="float" office:value="0.639879768168" calcext:value-type="float">
            <text:p>0.6398797682</text:p>
          </table:table-cell>
          <table:table-cell office:value-type="float" office:value="0.567164179253" calcext:value-type="float">
            <text:p>0.5671641793</text:p>
          </table:table-cell>
          <table:table-cell office:value-type="float" office:value="0.614244016788" calcext:value-type="float">
            <text:p>0.6142440168</text:p>
          </table:table-cell>
          <table:table-cell table:number-columns-repeated="3"/>
        </table:table-row>
        <table:table-row table:style-name="ro1">
          <table:table-cell office:value-type="float" office:value="0.682398667457" calcext:value-type="float">
            <text:p>0.6823986675</text:p>
          </table:table-cell>
          <table:table-cell office:value-type="float" office:value="0.614494632429" calcext:value-type="float">
            <text:p>0.6144946324</text:p>
          </table:table-cell>
          <table:table-cell office:value-type="float" office:value="0.641791045962" calcext:value-type="float">
            <text:p>0.641791046</text:p>
          </table:table-cell>
          <table:table-cell office:value-type="float" office:value="0.598623188286" calcext:value-type="float">
            <text:p>0.5986231883</text:p>
          </table:table-cell>
          <table:table-cell table:number-columns-repeated="3"/>
        </table:table-row>
        <table:table-row table:style-name="ro1">
          <table:table-cell office:value-type="float" office:value="0.686285397068" calcext:value-type="float">
            <text:p>0.6862853971</text:p>
          </table:table-cell>
          <table:table-cell office:value-type="float" office:value="0.606511520509" calcext:value-type="float">
            <text:p>0.6065115205</text:p>
          </table:table-cell>
          <table:table-cell office:value-type="float" office:value="0.636815921584" calcext:value-type="float">
            <text:p>0.6368159216</text:p>
          </table:table-cell>
          <table:table-cell office:value-type="float" office:value="0.585465870686" calcext:value-type="float">
            <text:p>0.5854658707</text:p>
          </table:table-cell>
          <table:table-cell table:number-columns-repeated="3"/>
        </table:table-row>
        <table:table-row table:style-name="ro1">
          <table:table-cell office:value-type="float" office:value="0.714602998434" calcext:value-type="float">
            <text:p>0.7146029984</text:p>
          </table:table-cell>
          <table:table-cell office:value-type="float" office:value="0.576319200483" calcext:value-type="float">
            <text:p>0.5763192005</text:p>
          </table:table-cell>
          <table:table-cell office:value-type="float" office:value="0.746268657309" calcext:value-type="float">
            <text:p>0.7462686573</text:p>
          </table:table-cell>
          <table:table-cell office:value-type="float" office:value="0.568690282414" calcext:value-type="float">
            <text:p>0.5686902824</text:p>
          </table:table-cell>
          <table:table-cell table:number-columns-repeated="3"/>
        </table:table-row>
        <table:table-row table:style-name="ro1">
          <table:table-cell office:value-type="float" office:value="0.71793448091" calcext:value-type="float">
            <text:p>0.7179344809</text:p>
          </table:table-cell>
          <table:table-cell office:value-type="float" office:value="0.556717744811" calcext:value-type="float">
            <text:p>0.5567177448</text:p>
          </table:table-cell>
          <table:table-cell office:value-type="float" office:value="0.781094527956" calcext:value-type="float">
            <text:p>0.781094528</text:p>
          </table:table-cell>
          <table:table-cell office:value-type="float" office:value="0.560040582424" calcext:value-type="float">
            <text:p>0.5600405824</text:p>
          </table:table-cell>
          <table:table-cell table:number-columns-repeated="3"/>
        </table:table-row>
        <table:table-row table:style-name="ro1">
          <table:table-cell office:value-type="float" office:value="0.715158245485" calcext:value-type="float">
            <text:p>0.7151582455</text:p>
          </table:table-cell>
          <table:table-cell office:value-type="float" office:value="0.583994943408" calcext:value-type="float">
            <text:p>0.5839949434</text:p>
          </table:table-cell>
          <table:table-cell office:value-type="float" office:value="0.641791045962" calcext:value-type="float">
            <text:p>0.641791046</text:p>
          </table:table-cell>
          <table:table-cell office:value-type="float" office:value="0.549517343188" calcext:value-type="float">
            <text:p>0.5495173432</text:p>
          </table:table-cell>
          <table:table-cell table:number-columns-repeated="3"/>
        </table:table-row>
        <table:table-row table:style-name="ro1">
          <table:table-cell office:value-type="float" office:value="0.73625763478" calcext:value-type="float">
            <text:p>0.7362576348</text:p>
          </table:table-cell>
          <table:table-cell office:value-type="float" office:value="0.566315110347" calcext:value-type="float">
            <text:p>0.5663151103</text:p>
          </table:table-cell>
          <table:table-cell office:value-type="float" office:value="0.661691543178" calcext:value-type="float">
            <text:p>0.6616915432</text:p>
          </table:table-cell>
          <table:table-cell office:value-type="float" office:value="0.532303548898" calcext:value-type="float">
            <text:p>0.5323035489</text:p>
          </table:table-cell>
          <table:table-cell table:number-columns-repeated="3"/>
        </table:table-row>
        <table:table-row table:style-name="ro1">
          <table:table-cell office:value-type="float" office:value="0.757357024008" calcext:value-type="float">
            <text:p>0.757357024</text:p>
          </table:table-cell>
          <table:table-cell office:value-type="float" office:value="0.523443137828" calcext:value-type="float">
            <text:p>0.5234431378</text:p>
          </table:table-cell>
          <table:table-cell office:value-type="float" office:value="0.751243781688" calcext:value-type="float">
            <text:p>0.7512437817</text:p>
          </table:table-cell>
          <table:table-cell office:value-type="float" office:value="0.515255951372" calcext:value-type="float">
            <text:p>0.5152559514</text:p>
          </table:table-cell>
          <table:table-cell table:number-columns-repeated="3"/>
        </table:table-row>
        <table:table-row table:style-name="ro1">
          <table:table-cell office:value-type="float" office:value="0.753470294347" calcext:value-type="float">
            <text:p>0.7534702943</text:p>
          </table:table-cell>
          <table:table-cell office:value-type="float" office:value="0.501002773717" calcext:value-type="float">
            <text:p>0.5010027737</text:p>
          </table:table-cell>
          <table:table-cell office:value-type="float" office:value="0.781094527956" calcext:value-type="float">
            <text:p>0.781094528</text:p>
          </table:table-cell>
          <table:table-cell office:value-type="float" office:value="0.498764404716" calcext:value-type="float">
            <text:p>0.4987644047</text:p>
          </table:table-cell>
          <table:table-cell table:number-columns-repeated="3"/>
        </table:table-row>
        <table:table-row table:style-name="ro1">
          <table:table-cell office:value-type="float" office:value="0.785674625208" calcext:value-type="float">
            <text:p>0.7856746252</text:p>
          </table:table-cell>
          <table:table-cell office:value-type="float" office:value="0.470437080558" calcext:value-type="float">
            <text:p>0.4704370806</text:p>
          </table:table-cell>
          <table:table-cell office:value-type="float" office:value="0.835820895819" calcext:value-type="float">
            <text:p>0.8358208958</text:p>
          </table:table-cell>
          <table:table-cell office:value-type="float" office:value="0.482156120692" calcext:value-type="float">
            <text:p>0.4821561207</text:p>
          </table:table-cell>
          <table:table-cell table:number-columns-repeated="3"/>
        </table:table-row>
        <table:table-row table:style-name="ro1">
          <table:table-cell office:value-type="float" office:value="0.775124930726" calcext:value-type="float">
            <text:p>0.7751249307</text:p>
          </table:table-cell>
          <table:table-cell office:value-type="float" office:value="0.454463363435" calcext:value-type="float">
            <text:p>0.4544633634</text:p>
          </table:table-cell>
          <table:table-cell office:value-type="float" office:value="0.835820895819" calcext:value-type="float">
            <text:p>0.8358208958</text:p>
          </table:table-cell>
          <table:table-cell office:value-type="float" office:value="0.471875488328" calcext:value-type="float">
            <text:p>0.4718754883</text:p>
          </table:table-cell>
          <table:table-cell table:number-columns-repeated="3"/>
        </table:table-row>
        <table:table-row table:style-name="ro1">
          <table:table-cell office:value-type="float" office:value="0.786785119444" calcext:value-type="float">
            <text:p>0.7867851194</text:p>
          </table:table-cell>
          <table:table-cell office:value-type="float" office:value="0.466543505886" calcext:value-type="float">
            <text:p>0.4665435059</text:p>
          </table:table-cell>
          <table:table-cell office:value-type="float" office:value="0.786069652038" calcext:value-type="float">
            <text:p>0.786069652</text:p>
          </table:table-cell>
          <table:table-cell office:value-type="float" office:value="0.452325618677" calcext:value-type="float">
            <text:p>0.4523256187</text:p>
          </table:table-cell>
          <table:table-cell table:number-columns-repeated="3"/>
        </table:table-row>
        <table:table-row table:style-name="ro1">
          <table:table-cell office:value-type="float" office:value="0.807329261554" calcext:value-type="float">
            <text:p>0.8073292616</text:p>
          </table:table-cell>
          <table:table-cell office:value-type="float" office:value="0.420250462507" calcext:value-type="float">
            <text:p>0.4202504625</text:p>
          </table:table-cell>
          <table:table-cell office:value-type="float" office:value="0.865671642088" calcext:value-type="float">
            <text:p>0.8656716421</text:p>
          </table:table-cell>
          <table:table-cell office:value-type="float" office:value="0.43515602565" calcext:value-type="float">
            <text:p>0.4351560257</text:p>
          </table:table-cell>
          <table:table-cell table:number-columns-repeated="3"/>
        </table:table-row>
        <table:table-row table:style-name="ro1">
          <table:table-cell office:value-type="float" office:value="0.800666296568" calcext:value-type="float">
            <text:p>0.8006662966</text:p>
          </table:table-cell>
          <table:table-cell office:value-type="float" office:value="0.403105482533" calcext:value-type="float">
            <text:p>0.4031054825</text:p>
          </table:table-cell>
          <table:table-cell office:value-type="float" office:value="0.855721393331" calcext:value-type="float">
            <text:p>0.8557213933</text:p>
          </table:table-cell>
          <table:table-cell office:value-type="float" office:value="0.423737133413" calcext:value-type="float">
            <text:p>0.4237371334</text:p>
          </table:table-cell>
          <table:table-cell table:number-columns-repeated="3"/>
        </table:table-row>
        <table:table-row table:style-name="ro1">
          <table:table-cell office:value-type="float" office:value="0.826762909528" calcext:value-type="float">
            <text:p>0.8267629095</text:p>
          </table:table-cell>
          <table:table-cell office:value-type="float" office:value="0.411475974084" calcext:value-type="float">
            <text:p>0.4114759741</text:p>
          </table:table-cell>
          <table:table-cell office:value-type="float" office:value="0.830845771441" calcext:value-type="float">
            <text:p>0.8308457714</text:p>
          </table:table-cell>
          <table:table-cell office:value-type="float" office:value="0.400073903839" calcext:value-type="float">
            <text:p>0.4000739038</text:p>
          </table:table-cell>
          <table:table-cell table:number-columns-repeated="3"/>
        </table:table-row>
        <table:table-row table:style-name="ro1">
          <table:table-cell office:value-type="float" office:value="0.826762909528" calcext:value-type="float">
            <text:p>0.8267629095</text:p>
          </table:table-cell>
          <table:table-cell office:value-type="float" office:value="0.383717248096" calcext:value-type="float">
            <text:p>0.3837172481</text:p>
          </table:table-cell>
          <table:table-cell office:value-type="float" office:value="0.855721393628" calcext:value-type="float">
            <text:p>0.8557213936</text:p>
          </table:table-cell>
          <table:table-cell office:value-type="float" office:value="0.39477825787" calcext:value-type="float">
            <text:p>0.3947782579</text:p>
          </table:table-cell>
          <table:table-cell table:number-columns-repeated="3"/>
        </table:table-row>
        <table:table-row table:style-name="ro1">
          <table:table-cell office:value-type="float" office:value="0.831204886207" calcext:value-type="float">
            <text:p>0.8312048862</text:p>
          </table:table-cell>
          <table:table-cell office:value-type="float" office:value="0.425827328245" calcext:value-type="float">
            <text:p>0.4258273282</text:p>
          </table:table-cell>
          <table:table-cell office:value-type="float" office:value="0.796019900794" calcext:value-type="float">
            <text:p>0.7960199008</text:p>
          </table:table-cell>
          <table:table-cell office:value-type="float" office:value="0.382311256676" calcext:value-type="float">
            <text:p>0.3823112567</text:p>
          </table:table-cell>
          <table:table-cell table:number-columns-repeated="3"/>
        </table:table-row>
        <table:table-row table:style-name="ro1">
          <table:table-cell office:value-type="float" office:value="0.830649639122" calcext:value-type="float">
            <text:p>0.8306496391</text:p>
          </table:table-cell>
          <table:table-cell office:value-type="float" office:value="0.34256337116" calcext:value-type="float">
            <text:p>0.3425633712</text:p>
          </table:table-cell>
          <table:table-cell office:value-type="float" office:value="0.900497512734" calcext:value-type="float">
            <text:p>0.9004975127</text:p>
          </table:table-cell>
          <table:table-cell office:value-type="float" office:value="0.377965989509" calcext:value-type="float">
            <text:p>0.3779659895</text:p>
          </table:table-cell>
          <table:table-cell table:number-columns-repeated="3"/>
        </table:table-row>
        <table:table-row table:style-name="ro1">
          <table:table-cell office:value-type="float" office:value="0.848417545874" calcext:value-type="float">
            <text:p>0.8484175459</text:p>
          </table:table-cell>
          <table:table-cell office:value-type="float" office:value="0.392535207877" calcext:value-type="float">
            <text:p>0.3925352079</text:p>
          </table:table-cell>
          <table:table-cell office:value-type="float" office:value="0.825870647063" calcext:value-type="float">
            <text:p>0.8258706471</text:p>
          </table:table-cell>
          <table:table-cell office:value-type="float" office:value="0.355815845652" calcext:value-type="float">
            <text:p>0.3558158457</text:p>
          </table:table-cell>
          <table:table-cell table:number-columns-repeated="3"/>
        </table:table-row>
        <table:table-row table:style-name="ro1">
          <table:table-cell office:value-type="float" office:value="0.853970016757" calcext:value-type="float">
            <text:p>0.8539700168</text:p>
          </table:table-cell>
          <table:table-cell office:value-type="float" office:value="0.384833598908" calcext:value-type="float">
            <text:p>0.3848335989</text:p>
          </table:table-cell>
          <table:table-cell office:value-type="float" office:value="0.835820895819" calcext:value-type="float">
            <text:p>0.8358208958</text:p>
          </table:table-cell>
          <table:table-cell office:value-type="float" office:value="0.337627081623" calcext:value-type="float">
            <text:p>0.3376270816</text:p>
          </table:table-cell>
          <table:table-cell table:number-columns-repeated="3"/>
        </table:table-row>
        <table:table-row table:style-name="ro1">
          <table:table-cell office:value-type="float" office:value="0.864519711272" calcext:value-type="float">
            <text:p>0.8645197113</text:p>
          </table:table-cell>
          <table:table-cell office:value-type="float" office:value="0.43678035487" calcext:value-type="float">
            <text:p>0.4367803549</text:p>
          </table:table-cell>
          <table:table-cell office:value-type="float" office:value="0.786069652038" calcext:value-type="float">
            <text:p>0.786069652</text:p>
          </table:table-cell>
          <table:table-cell office:value-type="float" office:value="0.330271764886" calcext:value-type="float">
            <text:p>0.3302717649</text:p>
          </table:table-cell>
          <table:table-cell table:number-columns-repeated="3"/>
        </table:table-row>
        <table:table-row table:style-name="ro1">
          <table:table-cell office:value-type="float" office:value="0.868961688017" calcext:value-type="float">
            <text:p>0.868961688</text:p>
          </table:table-cell>
          <table:table-cell office:value-type="float" office:value="0.283448070584" calcext:value-type="float">
            <text:p>0.2834480706</text:p>
          </table:table-cell>
          <table:table-cell office:value-type="float" office:value="0.925373134625" calcext:value-type="float">
            <text:p>0.9253731346</text:p>
          </table:table-cell>
          <table:table-cell office:value-type="float" office:value="0.314663367262" calcext:value-type="float">
            <text:p>0.3146633673</text:p>
          </table:table-cell>
          <table:table-cell table:number-columns-repeated="3"/>
        </table:table-row>
        <table:table-row table:style-name="ro1">
          <table:table-cell office:value-type="float" office:value="0.878400888428" calcext:value-type="float">
            <text:p>0.8784008884</text:p>
          </table:table-cell>
          <table:table-cell office:value-type="float" office:value="0.316978043585" calcext:value-type="float">
            <text:p>0.3169780436</text:p>
          </table:table-cell>
          <table:table-cell office:value-type="float" office:value="0.860696517709" calcext:value-type="float">
            <text:p>0.8606965177</text:p>
          </table:table-cell>
          <table:table-cell office:value-type="float" office:value="0.304409463891" calcext:value-type="float">
            <text:p>0.3044094639</text:p>
          </table:table-cell>
          <table:table-cell table:number-columns-repeated="3"/>
        </table:table-row>
        <table:table-row table:style-name="ro1">
          <table:table-cell office:value-type="float" office:value="0.877845641343" calcext:value-type="float">
            <text:p>0.8778456413</text:p>
          </table:table-cell>
          <table:table-cell office:value-type="float" office:value="0.345536457365" calcext:value-type="float">
            <text:p>0.3455364574</text:p>
          </table:table-cell>
          <table:table-cell office:value-type="float" office:value="0.855721393331" calcext:value-type="float">
            <text:p>0.8557213933</text:p>
          </table:table-cell>
          <table:table-cell office:value-type="float" office:value="0.290794678922" calcext:value-type="float">
            <text:p>0.2907946789</text:p>
          </table:table-cell>
          <table:table-cell table:number-columns-repeated="3"/>
        </table:table-row>
        <table:table-row table:style-name="ro1">
          <table:table-cell office:value-type="float" office:value="0.892282065552" calcext:value-type="float">
            <text:p>0.8922820656</text:p>
          </table:table-cell>
          <table:table-cell office:value-type="float" office:value="0.444571706341" calcext:value-type="float">
            <text:p>0.4445717063</text:p>
          </table:table-cell>
          <table:table-cell office:value-type="float" office:value="0.761194030444" calcext:value-type="float">
            <text:p>0.7611940304</text:p>
          </table:table-cell>
          <table:table-cell office:value-type="float" office:value="0.274640292806" calcext:value-type="float">
            <text:p>0.2746402928</text:p>
          </table:table-cell>
          <table:table-cell table:number-columns-repeated="3"/>
        </table:table-row>
        <table:table-row table:style-name="ro1">
          <table:table-cell office:value-type="float" office:value="0.891171571349" calcext:value-type="float">
            <text:p>0.8911715713</text:p>
          </table:table-cell>
          <table:table-cell office:value-type="float" office:value="0.251559579254" calcext:value-type="float">
            <text:p>0.2515595793</text:p>
          </table:table-cell>
          <table:table-cell office:value-type="float" office:value="0.900497512734" calcext:value-type="float">
            <text:p>0.9004975127</text:p>
          </table:table-cell>
          <table:table-cell office:value-type="float" office:value="0.271276083586" calcext:value-type="float">
            <text:p>0.2712760836</text:p>
          </table:table-cell>
          <table:table-cell table:number-columns-repeated="3"/>
        </table:table-row>
        <table:table-row table:style-name="ro1">
          <table:table-cell office:value-type="float" office:value="0.902276513048" calcext:value-type="float">
            <text:p>0.902276513</text:p>
          </table:table-cell>
          <table:table-cell office:value-type="float" office:value="0.424295923307" calcext:value-type="float">
            <text:p>0.4242959233</text:p>
          </table:table-cell>
          <table:table-cell office:value-type="float" office:value="0.78109452766" calcext:value-type="float">
            <text:p>0.7810945277</text:p>
          </table:table-cell>
          <table:table-cell office:value-type="float" office:value="0.256659951866" calcext:value-type="float">
            <text:p>0.2566599519</text:p>
          </table:table-cell>
          <table:table-cell table:number-columns-repeated="3"/>
        </table:table-row>
        <table:table-row table:style-name="ro1">
          <table:table-cell office:value-type="float" office:value="0.895613548095" calcext:value-type="float">
            <text:p>0.8956135481</text:p>
          </table:table-cell>
          <table:table-cell office:value-type="float" office:value="0.220034360886" calcext:value-type="float">
            <text:p>0.2200343609</text:p>
          </table:table-cell>
          <table:table-cell office:value-type="float" office:value="0.930348259003" calcext:value-type="float">
            <text:p>0.930348259</text:p>
          </table:table-cell>
          <table:table-cell office:value-type="float" office:value="0.260319236184" calcext:value-type="float">
            <text:p>0.2603192362</text:p>
          </table:table-cell>
          <table:table-cell table:number-columns-repeated="3"/>
        </table:table-row>
        <table:table-row table:style-name="ro1">
          <table:table-cell office:value-type="float" office:value="0.901166018878" calcext:value-type="float">
            <text:p>0.9011660189</text:p>
          </table:table-cell>
          <table:table-cell office:value-type="float" office:value="0.229555679569" calcext:value-type="float">
            <text:p>0.2295556796</text:p>
          </table:table-cell>
          <table:table-cell office:value-type="float" office:value="0.900497512734" calcext:value-type="float">
            <text:p>0.9004975127</text:p>
          </table:table-cell>
          <table:table-cell office:value-type="float" office:value="0.252442845805" calcext:value-type="float">
            <text:p>0.2524428458</text:p>
          </table:table-cell>
          <table:table-cell table:number-columns-repeated="3"/>
        </table:table-row>
        <table:table-row table:style-name="ro1">
          <table:table-cell office:value-type="float" office:value="0.906163242709" calcext:value-type="float">
            <text:p>0.9061632427</text:p>
          </table:table-cell>
          <table:table-cell office:value-type="float" office:value="0.242961625777" calcext:value-type="float">
            <text:p>0.2429616258</text:p>
          </table:table-cell>
          <table:table-cell office:value-type="float" office:value="0.900497512734" calcext:value-type="float">
            <text:p>0.9004975127</text:p>
          </table:table-cell>
          <table:table-cell office:value-type="float" office:value="0.232087298326" calcext:value-type="float">
            <text:p>0.2320872983</text:p>
          </table:table-cell>
          <table:table-cell table:number-columns-repeated="3"/>
        </table:table-row>
        <table:table-row table:style-name="ro1">
          <table:table-cell office:value-type="float" office:value="0.913936701932" calcext:value-type="float">
            <text:p>0.9139367019</text:p>
          </table:table-cell>
          <table:table-cell office:value-type="float" office:value="0.196503612384" calcext:value-type="float">
            <text:p>0.1965036124</text:p>
          </table:table-cell>
          <table:table-cell office:value-type="float" office:value="0.950248756219" calcext:value-type="float">
            <text:p>0.9502487562</text:p>
          </table:table-cell>
          <table:table-cell office:value-type="float" office:value="0.230629696226" calcext:value-type="float">
            <text:p>0.2306296962</text:p>
          </table:table-cell>
          <table:table-cell table:number-columns-repeated="3"/>
        </table:table-row>
        <table:table-row table:style-name="ro1">
          <table:table-cell office:value-type="float" office:value="0.909494725153" calcext:value-type="float">
            <text:p>0.9094947252</text:p>
          </table:table-cell>
          <table:table-cell office:value-type="float" office:value="0.318844027335" calcext:value-type="float">
            <text:p>0.3188440273</text:p>
          </table:table-cell>
          <table:table-cell office:value-type="float" office:value="0.875621890844" calcext:value-type="float">
            <text:p>0.8756218908</text:p>
          </table:table-cell>
          <table:table-cell office:value-type="float" office:value="0.229186833056" calcext:value-type="float">
            <text:p>0.2291868331</text:p>
          </table:table-cell>
          <table:table-cell table:number-columns-repeated="3"/>
        </table:table-row>
        <table:table-row table:style-name="ro1">
          <table:table-cell office:value-type="float" office:value="0.911715713559" calcext:value-type="float">
            <text:p>0.9117157136</text:p>
          </table:table-cell>
          <table:table-cell office:value-type="float" office:value="0.188491363949" calcext:value-type="float">
            <text:p>0.1884913639</text:p>
          </table:table-cell>
          <table:table-cell office:value-type="float" office:value="0.950248756219" calcext:value-type="float">
            <text:p>0.9502487562</text:p>
          </table:table-cell>
          <table:table-cell office:value-type="float" office:value="0.228716567051" calcext:value-type="float">
            <text:p>0.2287165671</text:p>
          </table:table-cell>
          <table:table-cell table:number-columns-repeated="3"/>
        </table:table-row>
        <table:table-row table:style-name="ro1">
          <table:table-cell office:value-type="float" office:value="0.920044419767" calcext:value-type="float">
            <text:p>0.9200444198</text:p>
          </table:table-cell>
          <table:table-cell office:value-type="float" office:value="0.325071691874" calcext:value-type="float">
            <text:p>0.3250716919</text:p>
          </table:table-cell>
          <table:table-cell office:value-type="float" office:value="0.865671642088" calcext:value-type="float">
            <text:p>0.8656716421</text:p>
          </table:table-cell>
          <table:table-cell office:value-type="float" office:value="0.212115814881" calcext:value-type="float">
            <text:p>0.2121158149</text:p>
          </table:table-cell>
          <table:table-cell table:number-columns-repeated="3"/>
        </table:table-row>
        <table:table-row table:style-name="ro1">
          <table:table-cell office:value-type="float" office:value="0.910605219356" calcext:value-type="float">
            <text:p>0.9106052194</text:p>
          </table:table-cell>
          <table:table-cell office:value-type="float" office:value="0.539959867795" calcext:value-type="float">
            <text:p>0.5399598678</text:p>
          </table:table-cell>
          <table:table-cell office:value-type="float" office:value="0.746268657309" calcext:value-type="float">
            <text:p>0.7462686573</text:p>
          </table:table-cell>
          <table:table-cell office:value-type="float" office:value="0.223440047165" calcext:value-type="float">
            <text:p>0.2234400472</text:p>
          </table:table-cell>
          <table:table-cell table:number-columns-repeated="3"/>
        </table:table-row>
        <table:table-row table:style-name="ro1">
          <table:table-cell office:value-type="float" office:value="0.922820655225" calcext:value-type="float">
            <text:p>0.9228206552</text:p>
          </table:table-cell>
          <table:table-cell office:value-type="float" office:value="0.403353680574" calcext:value-type="float">
            <text:p>0.4033536806</text:p>
          </table:table-cell>
          <table:table-cell office:value-type="float" office:value="0.820895522685" calcext:value-type="float">
            <text:p>0.8208955227</text:p>
          </table:table-cell>
          <table:table-cell office:value-type="float" office:value="0.193240106553" calcext:value-type="float">
            <text:p>0.1932401066</text:p>
          </table:table-cell>
          <table:table-cell table:number-columns-repeated="3"/>
        </table:table-row>
        <table:table-row table:style-name="ro1">
          <table:table-cell office:value-type="float" office:value="0.925041643564" calcext:value-type="float">
            <text:p>0.9250416436</text:p>
          </table:table-cell>
          <table:table-cell office:value-type="float" office:value="0.415471010837" calcext:value-type="float">
            <text:p>0.4154710108</text:p>
          </table:table-cell>
          <table:table-cell office:value-type="float" office:value="0.815920398306" calcext:value-type="float">
            <text:p>0.8159203983</text:p>
          </table:table-cell>
          <table:table-cell office:value-type="float" office:value="0.198548333139" calcext:value-type="float">
            <text:p>0.1985483331</text:p>
          </table:table-cell>
          <table:table-cell table:number-columns-repeated="3"/>
        </table:table-row>
        <table:table-row table:style-name="ro1">
          <table:table-cell office:value-type="float" office:value="0.91893392563" calcext:value-type="float">
            <text:p>0.9189339256</text:p>
          </table:table-cell>
          <table:table-cell office:value-type="float" office:value="0.432994548954" calcext:value-type="float">
            <text:p>0.432994549</text:p>
          </table:table-cell>
          <table:table-cell office:value-type="float" office:value="0.80597014955" calcext:value-type="float">
            <text:p>0.8059701496</text:p>
          </table:table-cell>
          <table:table-cell office:value-type="float" office:value="0.201067926254" calcext:value-type="float">
            <text:p>0.2010679263</text:p>
          </table:table-cell>
          <table:table-cell table:number-columns-repeated="3"/>
        </table:table-row>
        <table:table-row table:style-name="ro1">
          <table:table-cell office:value-type="float" office:value="0.926152137734" calcext:value-type="float">
            <text:p>0.9261521377</text:p>
          </table:table-cell>
          <table:table-cell office:value-type="float" office:value="0.317588421688" calcext:value-type="float">
            <text:p>0.3175884217</text:p>
          </table:table-cell>
          <table:table-cell office:value-type="float" office:value="0.870646766466" calcext:value-type="float">
            <text:p>0.8706467665</text:p>
          </table:table-cell>
          <table:table-cell office:value-type="float" office:value="0.185614050229" calcext:value-type="float">
            <text:p>0.1856140502</text:p>
          </table:table-cell>
          <table:table-cell table:number-columns-repeated="3"/>
        </table:table-row>
        <table:table-row table:style-name="ro1">
          <table:table-cell office:value-type="float" office:value="0.928928373126" calcext:value-type="float">
            <text:p>0.9289283731</text:p>
          </table:table-cell>
          <table:table-cell office:value-type="float" office:value="0.457176971791" calcext:value-type="float">
            <text:p>0.4571769718</text:p>
          </table:table-cell>
          <table:table-cell office:value-type="float" office:value="0.786069652334" calcext:value-type="float">
            <text:p>0.7860696523</text:p>
          </table:table-cell>
          <table:table-cell office:value-type="float" office:value="0.184123086283" calcext:value-type="float">
            <text:p>0.1841230863</text:p>
          </table:table-cell>
          <table:table-cell table:number-columns-repeated="3"/>
        </table:table-row>
        <table:table-row table:style-name="ro1">
          <table:table-cell office:value-type="float" office:value="0.936146585297" calcext:value-type="float">
            <text:p>0.9361465853</text:p>
          </table:table-cell>
          <table:table-cell office:value-type="float" office:value="0.147866063228" calcext:value-type="float">
            <text:p>0.1478660632</text:p>
          </table:table-cell>
          <table:table-cell office:value-type="float" office:value="0.960199004975" calcext:value-type="float">
            <text:p>0.960199005</text:p>
          </table:table-cell>
          <table:table-cell office:value-type="float" office:value="0.173136620373" calcext:value-type="float">
            <text:p>0.1731366204</text:p>
          </table:table-cell>
          <table:table-cell table:number-columns-repeated="3"/>
        </table:table-row>
        <table:table-row table:style-name="ro1">
          <table:table-cell office:value-type="float" office:value="0.931149361532" calcext:value-type="float">
            <text:p>0.9311493615</text:p>
          </table:table-cell>
          <table:table-cell office:value-type="float" office:value="0.171516547044" calcext:value-type="float">
            <text:p>0.171516547</text:p>
          </table:table-cell>
          <table:table-cell office:value-type="float" office:value="0.935323383085" calcext:value-type="float">
            <text:p>0.9353233831</text:p>
          </table:table-cell>
          <table:table-cell office:value-type="float" office:value="0.184553159964" calcext:value-type="float">
            <text:p>0.18455316</text:p>
          </table:table-cell>
          <table:table-cell table:number-columns-repeated="3"/>
        </table:table-row>
        <table:table-row table:style-name="ro1">
          <table:table-cell office:value-type="float" office:value="0.936701832348" calcext:value-type="float">
            <text:p>0.9367018323</text:p>
          </table:table-cell>
          <table:table-cell office:value-type="float" office:value="0.231271299927" calcext:value-type="float">
            <text:p>0.2312712999</text:p>
          </table:table-cell>
          <table:table-cell office:value-type="float" office:value="0.900497512734" calcext:value-type="float">
            <text:p>0.9004975127</text:p>
          </table:table-cell>
          <table:table-cell office:value-type="float" office:value="0.16647139257" calcext:value-type="float">
            <text:p>0.1664713926</text:p>
          </table:table-cell>
          <table:table-cell table:number-columns-repeated="3"/>
        </table:table-row>
        <table:table-row table:style-name="ro1">
          <table:table-cell office:value-type="float" office:value="0.943364797368" calcext:value-type="float">
            <text:p>0.9433647974</text:p>
          </table:table-cell>
          <table:table-cell office:value-type="float" office:value="0.372153780798" calcext:value-type="float">
            <text:p>0.3721537808</text:p>
          </table:table-cell>
          <table:table-cell office:value-type="float" office:value="0.835820895819" calcext:value-type="float">
            <text:p>0.8358208958</text:p>
          </table:table-cell>
          <table:table-cell office:value-type="float" office:value="0.158297255263" calcext:value-type="float">
            <text:p>0.1582972553</text:p>
          </table:table-cell>
          <table:table-cell table:number-columns-repeated="3"/>
        </table:table-row>
        <table:table-row table:style-name="ro1">
          <table:table-cell office:value-type="float" office:value="0.933925596957" calcext:value-type="float">
            <text:p>0.933925597</text:p>
          </table:table-cell>
          <table:table-cell office:value-type="float" office:value="0.389179279703" calcext:value-type="float">
            <text:p>0.3891792797</text:p>
          </table:table-cell>
          <table:table-cell office:value-type="float" office:value="0.825870647063" calcext:value-type="float">
            <text:p>0.8258706471</text:p>
          </table:table-cell>
          <table:table-cell office:value-type="float" office:value="0.169853249982" calcext:value-type="float">
            <text:p>0.16985325</text:p>
          </table:table-cell>
          <table:table-cell table:number-columns-repeated="3"/>
        </table:table-row>
        <table:table-row table:style-name="ro1">
          <table:table-cell office:value-type="float" office:value="0.940033314858" calcext:value-type="float">
            <text:p>0.9400333149</text:p>
          </table:table-cell>
          <table:table-cell office:value-type="float" office:value="0.188689656667" calcext:value-type="float">
            <text:p>0.1886896567</text:p>
          </table:table-cell>
          <table:table-cell office:value-type="float" office:value="0.925373134625" calcext:value-type="float">
            <text:p>0.9253731346</text:p>
          </table:table-cell>
          <table:table-cell office:value-type="float" office:value="0.152643630251" calcext:value-type="float">
            <text:p>0.1526436303</text:p>
          </table:table-cell>
          <table:table-cell table:number-columns-repeated="3"/>
        </table:table-row>
        <table:table-row table:style-name="ro1">
          <table:table-cell office:value-type="float" office:value="0.940033314825" calcext:value-type="float">
            <text:p>0.9400333148</text:p>
          </table:table-cell>
          <table:table-cell office:value-type="float" office:value="0.340225376078" calcext:value-type="float">
            <text:p>0.3402253761</text:p>
          </table:table-cell>
          <table:table-cell office:value-type="float" office:value="0.850746268953" calcext:value-type="float">
            <text:p>0.850746269</text:p>
          </table:table-cell>
          <table:table-cell office:value-type="float" office:value="0.161789151104" calcext:value-type="float">
            <text:p>0.1617891511</text:p>
          </table:table-cell>
          <table:table-cell table:number-columns-repeated="3"/>
        </table:table-row>
        <table:table-row table:style-name="ro1">
          <table:table-cell office:value-type="float" office:value="0.951693503675" calcext:value-type="float">
            <text:p>0.9516935037</text:p>
          </table:table-cell>
          <table:table-cell office:value-type="float" office:value="0.612610169163" calcext:value-type="float">
            <text:p>0.6126101692</text:p>
          </table:table-cell>
          <table:table-cell office:value-type="float" office:value="0.741293532931" calcext:value-type="float">
            <text:p>0.7412935329</text:p>
          </table:table-cell>
          <table:table-cell office:value-type="float" office:value="0.143932160489" calcext:value-type="float">
            <text:p>0.1439321605</text:p>
          </table:table-cell>
          <table:table-cell table:number-columns-repeated="3"/>
        </table:table-row>
        <table:table-row table:style-name="ro1">
          <table:table-cell office:value-type="float" office:value="0.941699056146" calcext:value-type="float">
            <text:p>0.9416990561</text:p>
          </table:table-cell>
          <table:table-cell office:value-type="float" office:value="0.130172923949" calcext:value-type="float">
            <text:p>0.1301729239</text:p>
          </table:table-cell>
          <table:table-cell office:value-type="float" office:value="0.965174129353" calcext:value-type="float">
            <text:p>0.9651741294</text:p>
          </table:table-cell>
          <table:table-cell office:value-type="float" office:value="0.155431298805" calcext:value-type="float">
            <text:p>0.1554312988</text:p>
          </table:table-cell>
          <table:table-cell table:number-columns-repeated="3"/>
        </table:table-row>
        <table:table-row table:style-name="ro1">
          <table:table-cell office:value-type="float" office:value="0.946696279878" calcext:value-type="float">
            <text:p>0.9466962799</text:p>
          </table:table-cell>
          <table:table-cell office:value-type="float" office:value="0.438316750289" calcext:value-type="float">
            <text:p>0.4383167503</text:p>
          </table:table-cell>
          <table:table-cell office:value-type="float" office:value="0.80597014955" calcext:value-type="float">
            <text:p>0.8059701496</text:p>
          </table:table-cell>
          <table:table-cell office:value-type="float" office:value="0.15508247327" calcext:value-type="float">
            <text:p>0.1550824733</text:p>
          </table:table-cell>
          <table:table-cell table:number-columns-repeated="3"/>
        </table:table-row>
        <table:table-row table:style-name="ro1">
          <table:table-cell office:value-type="float" office:value="0.957245974459" calcext:value-type="float">
            <text:p>0.9572459745</text:p>
          </table:table-cell>
          <table:table-cell office:value-type="float" office:value="0.143121606675" calcext:value-type="float">
            <text:p>0.1431216067</text:p>
          </table:table-cell>
          <table:table-cell office:value-type="float" office:value="0.960199004975" calcext:value-type="float">
            <text:p>0.960199005</text:p>
          </table:table-cell>
          <table:table-cell office:value-type="float" office:value="0.132606576208" calcext:value-type="float">
            <text:p>0.1326065762</text:p>
          </table:table-cell>
          <table:table-cell table:number-columns-repeated="3"/>
        </table:table-row>
        <table:table-row table:style-name="ro1">
          <table:table-cell office:value-type="float" office:value="0.957245974558" calcext:value-type="float">
            <text:p>0.9572459746</text:p>
          </table:table-cell>
          <table:table-cell office:value-type="float" office:value="0.113353569042" calcext:value-type="float">
            <text:p>0.113353569</text:p>
          </table:table-cell>
          <table:table-cell office:value-type="float" office:value="0.970149253731" calcext:value-type="float">
            <text:p>0.9701492537</text:p>
          </table:table-cell>
          <table:table-cell office:value-type="float" office:value="0.130577208068" calcext:value-type="float">
            <text:p>0.1305772081</text:p>
          </table:table-cell>
          <table:table-cell table:number-columns-repeated="3"/>
        </table:table-row>
        <table:table-row table:style-name="ro1">
          <table:table-cell office:value-type="float" office:value="0.953359244864" calcext:value-type="float">
            <text:p>0.9533592449</text:p>
          </table:table-cell>
          <table:table-cell office:value-type="float" office:value="0.209683075547" calcext:value-type="float">
            <text:p>0.2096830755</text:p>
          </table:table-cell>
          <table:table-cell office:value-type="float" office:value="0.910447761491" calcext:value-type="float">
            <text:p>0.9104477615</text:p>
          </table:table-cell>
          <table:table-cell office:value-type="float" office:value="0.129738099377" calcext:value-type="float">
            <text:p>0.1297380994</text:p>
          </table:table-cell>
          <table:table-cell table:number-columns-repeated="3"/>
        </table:table-row>
        <table:table-row table:style-name="ro1">
          <table:table-cell office:value-type="float" office:value="0.955024986185" calcext:value-type="float">
            <text:p>0.9550249862</text:p>
          </table:table-cell>
          <table:table-cell office:value-type="float" office:value="0.106562026253" calcext:value-type="float">
            <text:p>0.1065620263</text:p>
          </table:table-cell>
          <table:table-cell office:value-type="float" office:value="0.975124378109" calcext:value-type="float">
            <text:p>0.9751243781</text:p>
          </table:table-cell>
          <table:table-cell office:value-type="float" office:value="0.124711345197" calcext:value-type="float">
            <text:p>0.1247113452</text:p>
          </table:table-cell>
          <table:table-cell table:number-columns-repeated="3"/>
        </table:table-row>
        <table:table-row table:style-name="ro1">
          <table:table-cell office:value-type="float" office:value="0.955024986119" calcext:value-type="float">
            <text:p>0.9550249861</text:p>
          </table:table-cell>
          <table:table-cell office:value-type="float" office:value="0.188487492465" calcext:value-type="float">
            <text:p>0.1884874925</text:p>
          </table:table-cell>
          <table:table-cell office:value-type="float" office:value="0.92039800995" calcext:value-type="float">
            <text:p>0.92039801</text:p>
          </table:table-cell>
          <table:table-cell office:value-type="float" office:value="0.120276479589" calcext:value-type="float">
            <text:p>0.1202764796</text:p>
          </table:table-cell>
          <table:table-cell table:number-columns-repeated="3"/>
        </table:table-row>
        <table:table-row table:style-name="ro1">
          <table:table-cell office:value-type="float" office:value="0.955580233204" calcext:value-type="float">
            <text:p>0.9555802332</text:p>
          </table:table-cell>
          <table:table-cell office:value-type="float" office:value="0.260451362946" calcext:value-type="float">
            <text:p>0.2604513629</text:p>
          </table:table-cell>
          <table:table-cell office:value-type="float" office:value="0.8855721396" calcext:value-type="float">
            <text:p>0.8855721396</text:p>
          </table:table-cell>
          <table:table-cell office:value-type="float" office:value="0.129101706133" calcext:value-type="float">
            <text:p>0.1291017061</text:p>
          </table:table-cell>
          <table:table-cell table:number-columns-repeated="3"/>
        </table:table-row>
        <table:table-row table:style-name="ro1">
          <table:table-cell office:value-type="float" office:value="0.961687951138" calcext:value-type="float">
            <text:p>0.9616879511</text:p>
          </table:table-cell>
          <table:table-cell office:value-type="float" office:value="0.251904630505" calcext:value-type="float">
            <text:p>0.2519046305</text:p>
          </table:table-cell>
          <table:table-cell office:value-type="float" office:value="0.8855721396" calcext:value-type="float">
            <text:p>0.8855721396</text:p>
          </table:table-cell>
          <table:table-cell office:value-type="float" office:value="0.120935644812" calcext:value-type="float">
            <text:p>0.1209356448</text:p>
          </table:table-cell>
          <table:table-cell table:number-columns-repeated="3"/>
        </table:table-row>
        <table:table-row table:style-name="ro1">
          <table:table-cell office:value-type="float" office:value="0.961132704086" calcext:value-type="float">
            <text:p>0.9611327041</text:p>
          </table:table-cell>
          <table:table-cell office:value-type="float" office:value="0.288659749858" calcext:value-type="float">
            <text:p>0.2886597499</text:p>
          </table:table-cell>
          <table:table-cell office:value-type="float" office:value="0.870646766466" calcext:value-type="float">
            <text:p>0.8706467665</text:p>
          </table:table-cell>
          <table:table-cell office:value-type="float" office:value="0.11343552614" calcext:value-type="float">
            <text:p>0.1134355261</text:p>
          </table:table-cell>
          <table:table-cell table:number-columns-repeated="3"/>
        </table:table-row>
        <table:table-row table:style-name="ro1">
          <table:table-cell office:value-type="float" office:value="0.962243198223" calcext:value-type="float">
            <text:p>0.9622431982</text:p>
          </table:table-cell>
          <table:table-cell office:value-type="float" office:value="0.172818602169" calcext:value-type="float">
            <text:p>0.1728186022</text:p>
          </table:table-cell>
          <table:table-cell office:value-type="float" office:value="0.935323383085" calcext:value-type="float">
            <text:p>0.9353233831</text:p>
          </table:table-cell>
          <table:table-cell office:value-type="float" office:value="0.108572203433" calcext:value-type="float">
            <text:p>0.1085722034</text:p>
          </table:table-cell>
          <table:table-cell table:number-columns-repeated="3"/>
        </table:table-row>
        <table:table-row table:style-name="ro1">
          <table:table-cell office:value-type="float" office:value="0.967240422021" calcext:value-type="float">
            <text:p>0.967240422</text:p>
          </table:table-cell>
          <table:table-cell office:value-type="float" office:value="0.103909744441" calcext:value-type="float">
            <text:p>0.1039097444</text:p>
          </table:table-cell>
          <table:table-cell office:value-type="float" office:value="0.980099502488" calcext:value-type="float">
            <text:p>0.9800995025</text:p>
          </table:table-cell>
          <table:table-cell office:value-type="float" office:value="0.0973482353448" calcext:value-type="float">
            <text:p>0.0973482353</text:p>
          </table:table-cell>
          <table:table-cell table:number-columns-repeated="3"/>
        </table:table-row>
        <table:table-row table:style-name="ro1">
          <table:table-cell office:value-type="float" office:value="0.957801221544" calcext:value-type="float">
            <text:p>0.9578012215</text:p>
          </table:table-cell>
          <table:table-cell office:value-type="float" office:value="0.148523480163" calcext:value-type="float">
            <text:p>0.1485234802</text:p>
          </table:table-cell>
          <table:table-cell office:value-type="float" office:value="0.955223880597" calcext:value-type="float">
            <text:p>0.9552238806</text:p>
          </table:table-cell>
          <table:table-cell office:value-type="float" office:value="0.127242341176" calcext:value-type="float">
            <text:p>0.1272423412</text:p>
          </table:table-cell>
          <table:table-cell table:number-columns-repeated="3"/>
        </table:table-row>
        <table:table-row table:style-name="ro1">
          <table:table-cell office:value-type="float" office:value="0.964464186563" calcext:value-type="float">
            <text:p>0.9644641866</text:p>
          </table:table-cell>
          <table:table-cell office:value-type="float" office:value="0.145490001665" calcext:value-type="float">
            <text:p>0.1454900017</text:p>
          </table:table-cell>
          <table:table-cell office:value-type="float" office:value="0.955223880597" calcext:value-type="float">
            <text:p>0.9552238806</text:p>
          </table:table-cell>
          <table:table-cell office:value-type="float" office:value="0.104712433151" calcext:value-type="float">
            <text:p>0.1047124332</text:p>
          </table:table-cell>
          <table:table-cell table:number-columns-repeated="3"/>
        </table:table-row>
        <table:table-row table:style-name="ro1">
          <table:table-cell office:value-type="float" office:value="0.967795669073" calcext:value-type="float">
            <text:p>0.9677956691</text:p>
          </table:table-cell>
          <table:table-cell office:value-type="float" office:value="0.226164155524" calcext:value-type="float">
            <text:p>0.2261641555</text:p>
          </table:table-cell>
          <table:table-cell office:value-type="float" office:value="0.905472636816" calcext:value-type="float">
            <text:p>0.9054726368</text:p>
          </table:table-cell>
          <table:table-cell office:value-type="float" office:value="0.102741004633" calcext:value-type="float">
            <text:p>0.1027410046</text:p>
          </table:table-cell>
          <table:table-cell table:number-columns-repeated="3"/>
        </table:table-row>
        <table:table-row table:style-name="ro1">
          <table:table-cell office:value-type="float" office:value="0.961687951204" calcext:value-type="float">
            <text:p>0.9616879512</text:p>
          </table:table-cell>
          <table:table-cell office:value-type="float" office:value="0.0822165578567" calcext:value-type="float">
            <text:p>0.0822165579</text:p>
          </table:table-cell>
          <table:table-cell office:value-type="float" office:value="0.975124378109" calcext:value-type="float">
            <text:p>0.9751243781</text:p>
          </table:table-cell>
          <table:table-cell office:value-type="float" office:value="0.111811202675" calcext:value-type="float">
            <text:p>0.1118112027</text:p>
          </table:table-cell>
          <table:table-cell table:number-columns-repeated="3"/>
        </table:table-row>
        <table:table-row table:style-name="ro1">
          <table:table-cell office:value-type="float" office:value="0.967240421988" calcext:value-type="float">
            <text:p>0.967240422</text:p>
          </table:table-cell>
          <table:table-cell office:value-type="float" office:value="0.146365969947" calcext:value-type="float">
            <text:p>0.1463659699</text:p>
          </table:table-cell>
          <table:table-cell office:value-type="float" office:value="0.955223880597" calcext:value-type="float">
            <text:p>0.9552238806</text:p>
          </table:table-cell>
          <table:table-cell office:value-type="float" office:value="0.101951978129" calcext:value-type="float">
            <text:p>0.1019519781</text:p>
          </table:table-cell>
          <table:table-cell table:number-columns-repeated="3"/>
        </table:table-row>
        <table:table-row table:style-name="ro1">
          <table:table-cell office:value-type="float" office:value="0.968906163243" calcext:value-type="float">
            <text:p>0.9689061632</text:p>
          </table:table-cell>
          <table:table-cell office:value-type="float" office:value="0.0932088962928" calcext:value-type="float">
            <text:p>0.0932088963</text:p>
          </table:table-cell>
          <table:table-cell office:value-type="float" office:value="0.970149253731" calcext:value-type="float">
            <text:p>0.9701492537</text:p>
          </table:table-cell>
          <table:table-cell office:value-type="float" office:value="0.100527101884" calcext:value-type="float">
            <text:p>0.1005271019</text:p>
          </table:table-cell>
          <table:table-cell table:number-columns-repeated="3"/>
        </table:table-row>
        <table:table-row table:style-name="ro1">
          <table:table-cell office:value-type="float" office:value="0.967795669073" calcext:value-type="float">
            <text:p>0.9677956691</text:p>
          </table:table-cell>
          <table:table-cell office:value-type="float" office:value="0.227322456811" calcext:value-type="float">
            <text:p>0.2273224568</text:p>
          </table:table-cell>
          <table:table-cell office:value-type="float" office:value="0.905472636816" calcext:value-type="float">
            <text:p>0.9054726368</text:p>
          </table:table-cell>
          <table:table-cell office:value-type="float" office:value="0.0940176630884" calcext:value-type="float">
            <text:p>0.0940176631</text:p>
          </table:table-cell>
          <table:table-cell table:number-columns-repeated="3"/>
        </table:table-row>
        <table:table-row table:style-name="ro1">
          <table:table-cell office:value-type="float" office:value="0.970016657413" calcext:value-type="float">
            <text:p>0.9700166574</text:p>
          </table:table-cell>
          <table:table-cell office:value-type="float" office:value="0.199344392699" calcext:value-type="float">
            <text:p>0.1993443927</text:p>
          </table:table-cell>
          <table:table-cell office:value-type="float" office:value="0.935323383085" calcext:value-type="float">
            <text:p>0.9353233831</text:p>
          </table:table-cell>
          <table:table-cell office:value-type="float" office:value="0.0893542131741" calcext:value-type="float">
            <text:p>0.0893542132</text:p>
          </table:table-cell>
          <table:table-cell table:number-columns-repeated="3"/>
        </table:table-row>
        <table:table-row table:style-name="ro1">
          <table:table-cell office:value-type="float" office:value="0.963908939544" calcext:value-type="float">
            <text:p>0.9639089395</text:p>
          </table:table-cell>
          <table:table-cell office:value-type="float" office:value="0.139914782004" calcext:value-type="float">
            <text:p>0.139914782</text:p>
          </table:table-cell>
          <table:table-cell office:value-type="float" office:value="0.945273631841" calcext:value-type="float">
            <text:p>0.9452736318</text:p>
          </table:table-cell>
          <table:table-cell office:value-type="float" office:value="0.101641172364" calcext:value-type="float">
            <text:p>0.1016411724</text:p>
          </table:table-cell>
          <table:table-cell table:number-columns-repeated="3"/>
        </table:table-row>
        <table:table-row table:style-name="ro1">
          <table:table-cell office:value-type="float" office:value="0.973348139955" calcext:value-type="float">
            <text:p>0.97334814</text:p>
          </table:table-cell>
          <table:table-cell office:value-type="float" office:value="0.0728446045029" calcext:value-type="float">
            <text:p>0.0728446045</text:p>
          </table:table-cell>
          <table:table-cell office:value-type="float" office:value="0.985074626866" calcext:value-type="float">
            <text:p>0.9850746269</text:p>
          </table:table-cell>
          <table:table-cell office:value-type="float" office:value="0.0814154384237" calcext:value-type="float">
            <text:p>0.0814154384</text:p>
          </table:table-cell>
          <table:table-cell table:number-columns-repeated="3"/>
        </table:table-row>
        <table:table-row table:style-name="ro1">
          <table:table-cell office:value-type="float" office:value="0.97279289287" calcext:value-type="float">
            <text:p>0.9727928929</text:p>
          </table:table-cell>
          <table:table-cell office:value-type="float" office:value="0.267271157447" calcext:value-type="float">
            <text:p>0.2672711574</text:p>
          </table:table-cell>
          <table:table-cell office:value-type="float" office:value="0.885572139303" calcext:value-type="float">
            <text:p>0.8855721393</text:p>
          </table:table-cell>
          <table:table-cell office:value-type="float" office:value="0.0862973396775" calcext:value-type="float">
            <text:p>0.0862973397</text:p>
          </table:table-cell>
          <table:table-cell table:number-columns-repeated="3"/>
        </table:table-row>
        <table:table-row table:style-name="ro1">
          <table:table-cell office:value-type="float" office:value="0.973903387007" calcext:value-type="float">
            <text:p>0.973903387</text:p>
          </table:table-cell>
          <table:table-cell office:value-type="float" office:value="0.126964094701" calcext:value-type="float">
            <text:p>0.1269640947</text:p>
          </table:table-cell>
          <table:table-cell office:value-type="float" office:value="0.955223880597" calcext:value-type="float">
            <text:p>0.9552238806</text:p>
          </table:table-cell>
          <table:table-cell office:value-type="float" office:value="0.0815738621744" calcext:value-type="float">
            <text:p>0.0815738622</text:p>
          </table:table-cell>
          <table:table-cell table:number-columns-repeated="3"/>
        </table:table-row>
        <table:table-row table:style-name="ro1">
          <table:table-cell office:value-type="float" office:value="0.975013881177" calcext:value-type="float">
            <text:p>0.9750138812</text:p>
          </table:table-cell>
          <table:table-cell office:value-type="float" office:value="0.0885345308731" calcext:value-type="float">
            <text:p>0.0885345309</text:p>
          </table:table-cell>
          <table:table-cell office:value-type="float" office:value="0.975124378109" calcext:value-type="float">
            <text:p>0.9751243781</text:p>
          </table:table-cell>
          <table:table-cell office:value-type="float" office:value="0.0865509297842" calcext:value-type="float">
            <text:p>0.0865509298</text:p>
          </table:table-cell>
          <table:table-cell table:number-columns-repeated="3"/>
        </table:table-row>
        <table:table-row table:style-name="ro1">
          <table:table-cell office:value-type="float" office:value="0.969461410361" calcext:value-type="float">
            <text:p>0.9694614104</text:p>
          </table:table-cell>
          <table:table-cell office:value-type="float" office:value="0.0961137578466" calcext:value-type="float">
            <text:p>0.0961137578</text:p>
          </table:table-cell>
          <table:table-cell office:value-type="float" office:value="0.960199004975" calcext:value-type="float">
            <text:p>0.960199005</text:p>
          </table:table-cell>
          <table:table-cell office:value-type="float" office:value="0.102456556955" calcext:value-type="float">
            <text:p>0.102456557</text:p>
          </table:table-cell>
          <table:table-cell table:number-columns-repeated="3"/>
        </table:table-row>
        <table:table-row table:style-name="ro1">
          <table:table-cell office:value-type="float" office:value="0.980011104942" calcext:value-type="float">
            <text:p>0.9800111049</text:p>
          </table:table-cell>
          <table:table-cell office:value-type="float" office:value="0.235266981378" calcext:value-type="float">
            <text:p>0.2352669814</text:p>
          </table:table-cell>
          <table:table-cell office:value-type="float" office:value="0.92039800995" calcext:value-type="float">
            <text:p>0.92039801</text:p>
          </table:table-cell>
          <table:table-cell office:value-type="float" office:value="0.0722628598293" calcext:value-type="float">
            <text:p>0.0722628598</text:p>
          </table:table-cell>
          <table:table-cell table:number-columns-repeated="3"/>
        </table:table-row>
        <table:table-row table:style-name="ro1">
          <table:table-cell office:value-type="float" office:value="0.974458634092" calcext:value-type="float">
            <text:p>0.9744586341</text:p>
          </table:table-cell>
          <table:table-cell office:value-type="float" office:value="0.104075650411" calcext:value-type="float">
            <text:p>0.1040756504</text:p>
          </table:table-cell>
          <table:table-cell office:value-type="float" office:value="0.960199004975" calcext:value-type="float">
            <text:p>0.960199005</text:p>
          </table:table-cell>
          <table:table-cell office:value-type="float" office:value="0.0813207262108" calcext:value-type="float">
            <text:p>0.0813207262</text:p>
          </table:table-cell>
          <table:table-cell table:number-columns-repeated="3"/>
        </table:table-row>
        <table:table-row table:style-name="ro1">
          <table:table-cell office:value-type="float" office:value="0.976679622432" calcext:value-type="float">
            <text:p>0.9766796224</text:p>
          </table:table-cell>
          <table:table-cell office:value-type="float" office:value="0.244122400769" calcext:value-type="float">
            <text:p>0.2441224008</text:p>
          </table:table-cell>
          <table:table-cell office:value-type="float" office:value="0.92039800995" calcext:value-type="float">
            <text:p>0.92039801</text:p>
          </table:table-cell>
          <table:table-cell office:value-type="float" office:value="0.0776633800921" calcext:value-type="float">
            <text:p>0.0776633801</text:p>
          </table:table-cell>
          <table:table-cell table:number-columns-repeated="3"/>
        </table:table-row>
        <table:table-row table:style-name="ro1">
          <table:table-cell office:value-type="float" office:value="0.976679622432" calcext:value-type="float">
            <text:p>0.9766796224</text:p>
          </table:table-cell>
          <table:table-cell office:value-type="float" office:value="0.122293790191" calcext:value-type="float">
            <text:p>0.1222937902</text:p>
          </table:table-cell>
          <table:table-cell office:value-type="float" office:value="0.950248756219" calcext:value-type="float">
            <text:p>0.9502487562</text:p>
          </table:table-cell>
          <table:table-cell office:value-type="float" office:value="0.0747533331893" calcext:value-type="float">
            <text:p>0.0747533332</text:p>
          </table:table-cell>
          <table:table-cell table:number-columns-repeated="3"/>
        </table:table-row>
        <table:table-row table:style-name="ro1">
          <table:table-cell office:value-type="float" office:value="0.972792892837" calcext:value-type="float">
            <text:p>0.9727928928</text:p>
          </table:table-cell>
          <table:table-cell office:value-type="float" office:value="0.116247444363" calcext:value-type="float">
            <text:p>0.1162474444</text:p>
          </table:table-cell>
          <table:table-cell office:value-type="float" office:value="0.955223880597" calcext:value-type="float">
            <text:p>0.9552238806</text:p>
          </table:table-cell>
          <table:table-cell office:value-type="float" office:value="0.0812891609706" calcext:value-type="float">
            <text:p>0.081289161</text:p>
          </table:table-cell>
          <table:table-cell table:number-columns-repeated="3"/>
        </table:table-row>
        <table:table-row table:style-name="ro1">
          <table:table-cell office:value-type="float" office:value="0.971682398701" calcext:value-type="float">
            <text:p>0.9716823987</text:p>
          </table:table-cell>
          <table:table-cell office:value-type="float" office:value="0.10511962873" calcext:value-type="float">
            <text:p>0.1051196287</text:p>
          </table:table-cell>
          <table:table-cell office:value-type="float" office:value="0.955223880597" calcext:value-type="float">
            <text:p>0.9552238806</text:p>
          </table:table-cell>
          <table:table-cell office:value-type="float" office:value="0.0836073453479" calcext:value-type="float">
            <text:p>0.0836073453</text:p>
          </table:table-cell>
          <table:table-cell table:number-columns-repeated="3"/>
        </table:table-row>
        <table:table-row table:style-name="ro1">
          <table:table-cell office:value-type="float" office:value="0.974458634092" calcext:value-type="float">
            <text:p>0.9744586341</text:p>
          </table:table-cell>
          <table:table-cell office:value-type="float" office:value="0.136861959908" calcext:value-type="float">
            <text:p>0.1368619599</text:p>
          </table:table-cell>
          <table:table-cell office:value-type="float" office:value="0.945273631841" calcext:value-type="float">
            <text:p>0.9452736318</text:p>
          </table:table-cell>
          <table:table-cell office:value-type="float" office:value="0.0742085201253" calcext:value-type="float">
            <text:p>0.0742085201</text:p>
          </table:table-cell>
          <table:table-cell table:number-columns-repeated="3"/>
        </table:table-row>
        <table:table-row table:style-name="ro1">
          <table:table-cell office:value-type="float" office:value="0.979455857857" calcext:value-type="float">
            <text:p>0.9794558579</text:p>
          </table:table-cell>
          <table:table-cell office:value-type="float" office:value="0.167826289691" calcext:value-type="float">
            <text:p>0.1678262897</text:p>
          </table:table-cell>
          <table:table-cell office:value-type="float" office:value="0.945273631841" calcext:value-type="float">
            <text:p>0.9452736318</text:p>
          </table:table-cell>
          <table:table-cell office:value-type="float" office:value="0.0663737786664" calcext:value-type="float">
            <text:p>0.0663737787</text:p>
          </table:table-cell>
          <table:table-cell table:number-columns-repeated="3"/>
        </table:table-row>
        <table:table-row table:style-name="ro1">
          <table:table-cell office:value-type="float" office:value="0.977790116602" calcext:value-type="float">
            <text:p>0.9777901166</text:p>
          </table:table-cell>
          <table:table-cell office:value-type="float" office:value="0.123299133283" calcext:value-type="float">
            <text:p>0.1232991333</text:p>
          </table:table-cell>
          <table:table-cell office:value-type="float" office:value="0.950248756219" calcext:value-type="float">
            <text:p>0.9502487562</text:p>
          </table:table-cell>
          <table:table-cell office:value-type="float" office:value="0.0702733697058" calcext:value-type="float">
            <text:p>0.0702733697</text:p>
          </table:table-cell>
          <table:table-cell table:number-columns-repeated="3"/>
        </table:table-row>
        <table:table-row table:style-name="ro1">
          <table:table-cell office:value-type="float" office:value="0.979455857857" calcext:value-type="float">
            <text:p>0.9794558579</text:p>
          </table:table-cell>
          <table:table-cell office:value-type="float" office:value="0.140683102737" calcext:value-type="float">
            <text:p>0.1406831027</text:p>
          </table:table-cell>
          <table:table-cell office:value-type="float" office:value="0.945273631841" calcext:value-type="float">
            <text:p>0.9452736318</text:p>
          </table:table-cell>
          <table:table-cell office:value-type="float" office:value="0.0685168459933" calcext:value-type="float">
            <text:p>0.068516846</text:p>
          </table:table-cell>
          <table:table-cell table:number-columns-repeated="3"/>
        </table:table-row>
        <table:table-row table:style-name="ro1">
          <table:table-cell office:value-type="float" office:value="0.977790116602" calcext:value-type="float">
            <text:p>0.9777901166</text:p>
          </table:table-cell>
          <table:table-cell office:value-type="float" office:value="0.0789539152756" calcext:value-type="float">
            <text:p>0.0789539153</text:p>
          </table:table-cell>
          <table:table-cell office:value-type="float" office:value="0.975124378109" calcext:value-type="float">
            <text:p>0.9751243781</text:p>
          </table:table-cell>
          <table:table-cell office:value-type="float" office:value="0.0687958571811" calcext:value-type="float">
            <text:p>0.0687958572</text:p>
          </table:table-cell>
          <table:table-cell table:number-columns-repeated="3"/>
        </table:table-row>
        <table:table-row table:style-name="ro1">
          <table:table-cell office:value-type="float" office:value="0.977234869517" calcext:value-type="float">
            <text:p>0.9772348695</text:p>
          </table:table-cell>
          <table:table-cell office:value-type="float" office:value="0.163865385049" calcext:value-type="float">
            <text:p>0.163865385</text:p>
          </table:table-cell>
          <table:table-cell office:value-type="float" office:value="0.945273631841" calcext:value-type="float">
            <text:p>0.9452736318</text:p>
          </table:table-cell>
          <table:table-cell office:value-type="float" office:value="0.0779925142888" calcext:value-type="float">
            <text:p>0.0779925143</text:p>
          </table:table-cell>
          <table:table-cell table:number-columns-repeated="3"/>
        </table:table-row>
        <table:table-row table:style-name="ro1">
          <table:table-cell office:value-type="float" office:value="0.975013881177" calcext:value-type="float">
            <text:p>0.9750138812</text:p>
          </table:table-cell>
          <table:table-cell office:value-type="float" office:value="0.0654653526833" calcext:value-type="float">
            <text:p>0.0654653527</text:p>
          </table:table-cell>
          <table:table-cell office:value-type="float" office:value="0.980099502488" calcext:value-type="float">
            <text:p>0.9800995025</text:p>
          </table:table-cell>
          <table:table-cell office:value-type="float" office:value="0.080798091763" calcext:value-type="float">
            <text:p>0.0807980918</text:p>
          </table:table-cell>
          <table:table-cell table:number-columns-repeated="3"/>
        </table:table-row>
        <table:table-row table:style-name="ro1">
          <table:table-cell office:value-type="float" office:value="0.978345363687" calcext:value-type="float">
            <text:p>0.9783453637</text:p>
          </table:table-cell>
          <table:table-cell office:value-type="float" office:value="0.0824908752282" calcext:value-type="float">
            <text:p>0.0824908752</text:p>
          </table:table-cell>
          <table:table-cell office:value-type="float" office:value="0.975124378109" calcext:value-type="float">
            <text:p>0.9751243781</text:p>
          </table:table-cell>
          <table:table-cell office:value-type="float" office:value="0.0636642269272" calcext:value-type="float">
            <text:p>0.0636642269</text:p>
          </table:table-cell>
          <table:table-cell table:number-columns-repeated="3"/>
        </table:table-row>
        <table:table-row table:style-name="ro1">
          <table:table-cell office:value-type="float" office:value="0.980566352027" calcext:value-type="float">
            <text:p>0.980566352</text:p>
          </table:table-cell>
          <table:table-cell office:value-type="float" office:value="0.110168221814" calcext:value-type="float">
            <text:p>0.1101682218</text:p>
          </table:table-cell>
          <table:table-cell office:value-type="float" office:value="0.950248756219" calcext:value-type="float">
            <text:p>0.9502487562</text:p>
          </table:table-cell>
          <table:table-cell office:value-type="float" office:value="0.0670474270836" calcext:value-type="float">
            <text:p>0.0670474271</text:p>
          </table:table-cell>
          <table:table-cell table:number-columns-repeated="3"/>
        </table:table-row>
        <table:table-row table:style-name="ro1">
          <table:table-cell office:value-type="float" office:value="0.978345363687" calcext:value-type="float">
            <text:p>0.9783453637</text:p>
          </table:table-cell>
          <table:table-cell office:value-type="float" office:value="0.0876294717573" calcext:value-type="float">
            <text:p>0.0876294718</text:p>
          </table:table-cell>
          <table:table-cell office:value-type="float" office:value="0.970149253731" calcext:value-type="float">
            <text:p>0.9701492537</text:p>
          </table:table-cell>
          <table:table-cell office:value-type="float" office:value="0.0773062436634" calcext:value-type="float">
            <text:p>0.0773062437</text:p>
          </table:table-cell>
          <table:table-cell table:number-columns-repeated="3"/>
        </table:table-row>
        <table:table-row table:style-name="ro1">
          <table:table-cell office:value-type="float" office:value="0.977234869517" calcext:value-type="float">
            <text:p>0.9772348695</text:p>
          </table:table-cell>
          <table:table-cell office:value-type="float" office:value="0.0595559711146" calcext:value-type="float">
            <text:p>0.0595559711</text:p>
          </table:table-cell>
          <table:table-cell office:value-type="float" office:value="0.980099502488" calcext:value-type="float">
            <text:p>0.9800995025</text:p>
          </table:table-cell>
          <table:table-cell office:value-type="float" office:value="0.0668746428476" calcext:value-type="float">
            <text:p>0.0668746428</text:p>
          </table:table-cell>
          <table:table-cell table:number-columns-repeated="3"/>
        </table:table-row>
        <table:table-row table:style-name="ro1">
          <table:table-cell office:value-type="float" office:value="0.980011104942" calcext:value-type="float">
            <text:p>0.9800111049</text:p>
          </table:table-cell>
          <table:table-cell office:value-type="float" office:value="0.0747836243352" calcext:value-type="float">
            <text:p>0.0747836243</text:p>
          </table:table-cell>
          <table:table-cell office:value-type="float" office:value="0.975124378109" calcext:value-type="float">
            <text:p>0.9751243781</text:p>
          </table:table-cell>
          <table:table-cell office:value-type="float" office:value="0.064362456279" calcext:value-type="float">
            <text:p>0.0643624563</text:p>
          </table:table-cell>
          <table:table-cell table:number-columns-repeated="3"/>
        </table:table-row>
        <table:table-row table:style-name="ro1">
          <table:table-cell office:value-type="float" office:value="0.977234869517" calcext:value-type="float">
            <text:p>0.9772348695</text:p>
          </table:table-cell>
          <table:table-cell office:value-type="float" office:value="0.0827320416954" calcext:value-type="float">
            <text:p>0.0827320417</text:p>
          </table:table-cell>
          <table:table-cell office:value-type="float" office:value="0.975124378109" calcext:value-type="float">
            <text:p>0.9751243781</text:p>
          </table:table-cell>
          <table:table-cell office:value-type="float" office:value="0.0691910108731" calcext:value-type="float">
            <text:p>0.0691910109</text:p>
          </table:table-cell>
          <table:table-cell table:number-columns-repeated="3"/>
        </table:table-row>
        <table:table-row table:style-name="ro1">
          <table:table-cell office:value-type="float" office:value="0.979455857857" calcext:value-type="float">
            <text:p>0.9794558579</text:p>
          </table:table-cell>
          <table:table-cell office:value-type="float" office:value="0.0623825940336" calcext:value-type="float">
            <text:p>0.062382594</text:p>
          </table:table-cell>
          <table:table-cell office:value-type="float" office:value="0.980099502488" calcext:value-type="float">
            <text:p>0.9800995025</text:p>
          </table:table-cell>
          <table:table-cell office:value-type="float" office:value="0.0709528294329" calcext:value-type="float">
            <text:p>0.0709528294</text:p>
          </table:table-cell>
          <table:table-cell table:number-columns-repeated="3"/>
        </table:table-row>
        <table:table-row table:style-name="ro1">
          <table:table-cell office:value-type="float" office:value="0.981121599112" calcext:value-type="float">
            <text:p>0.9811215991</text:p>
          </table:table-cell>
          <table:table-cell office:value-type="float" office:value="0.0878109739333" calcext:value-type="float">
            <text:p>0.0878109739</text:p>
          </table:table-cell>
          <table:table-cell office:value-type="float" office:value="0.970149253731" calcext:value-type="float">
            <text:p>0.9701492537</text:p>
          </table:table-cell>
          <table:table-cell office:value-type="float" office:value="0.0657541393742" calcext:value-type="float">
            <text:p>0.0657541394</text:p>
          </table:table-cell>
          <table:table-cell table:number-columns-repeated="3"/>
        </table:table-row>
        <table:table-row table:style-name="ro1">
          <table:table-cell office:value-type="float" office:value="0.981121599112" calcext:value-type="float">
            <text:p>0.9811215991</text:p>
          </table:table-cell>
          <table:table-cell office:value-type="float" office:value="0.0697532447463" calcext:value-type="float">
            <text:p>0.0697532447</text:p>
          </table:table-cell>
          <table:table-cell office:value-type="float" office:value="0.980099502488" calcext:value-type="float">
            <text:p>0.9800995025</text:p>
          </table:table-cell>
          <table:table-cell office:value-type="float" office:value="0.0619924764263" calcext:value-type="float">
            <text:p>0.061992476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3T16:28:48.715466168</dc:date>
    <meta:editing-duration>PT4H34M57S</meta:editing-duration>
    <meta:editing-cycles>1</meta:editing-cycles>
    <meta:document-statistic meta:table-count="1" meta:cell-count="52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087cm" svg:height="23.853cm" xlink:href=".." xlink:type="simple" chart:class="chart:line" chart:style-name="ch1">
        <chart:legend chart:legend-position="end" svg:x="25.473cm" svg:y="10.88cm" style:legend-expansion="high" chart:style-name="ch2"/>
        <chart:plot-area chart:style-name="ch3" table:cell-range-address="model_8.A13:model_8.A132 model_8.B13:model_8.D133" chart:data-source-has-labels="row" svg:x="0.561cm" svg:y="0.477cm" svg:width="24.351cm" svg:height="22.899cm">
          <chartooo:coordinate-region svg:x="1.288cm" svg:y="0.598cm" svg:width="23.624cm" svg:height="21.7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del_8.A14:model_8.A132" chart:label-cell-address="model_8.A13:model_8.A13" chart:class="chart:line">
            <chart:data-point chart:repeated="119"/>
          </chart:series>
          <chart:series chart:style-name="ch7" chart:values-cell-range-address="model_8.D14:model_8.D133" chart:label-cell-address="model_8.D13:model_8.D13" chart:class="chart:line">
            <chart:data-point chart:repeated="120"/>
          </chart:series>
          <chart:series chart:style-name="ch8" chart:values-cell-range-address="model_8.B14:model_8.B133" chart:label-cell-address="model_8.B13:model_8.B13" chart:class="chart:line">
            <chart:data-point chart:repeated="120"/>
          </chart:series>
          <chart:series chart:style-name="ch9" chart:values-cell-range-address="model_8.C14:model_8.C133" chart:label-cell-address="model_8.C13:model_8.C13" chart:class="chart:line">
            <chart:data-point chart:repeated="1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</text:p>
                <draw:g>
                  <svg:desc>model_8.A13:model_8.A13</svg:desc>
                </draw:g>
              </table:table-cell>
              <table:table-cell office:value-type="string">
                <text:p>loss</text:p>
                <draw:g>
                  <svg:desc>model_8.D13:model_8.D13</svg:desc>
                </draw:g>
              </table:table-cell>
              <table:table-cell office:value-type="string">
                <text:p>val_loss</text:p>
                <draw:g>
                  <svg:desc>model_8.B13:model_8.B13</svg:desc>
                </draw:g>
              </table:table-cell>
              <table:table-cell office:value-type="string">
                <text:p>val_acc</text:p>
                <draw:g>
                  <svg:desc>model_8.C13:model_8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0821765702">
                <text:p>0.520821765702</text:p>
                <draw:g>
                  <svg:desc>model_8.A14:model_8.A132</svg:desc>
                </draw:g>
              </table:table-cell>
              <table:table-cell office:value-type="float" office:value="0.693193613689">
                <text:p>0.693193613689</text:p>
                <draw:g>
                  <svg:desc>model_8.D14:model_8.D133</svg:desc>
                </draw:g>
              </table:table-cell>
              <table:table-cell office:value-type="float" office:value="0.69288982236">
                <text:p>0.69288982236</text:p>
                <draw:g>
                  <svg:desc>model_8.B14:model_8.B133</svg:desc>
                </draw:g>
              </table:table-cell>
              <table:table-cell office:value-type="float" office:value="0.606965175019">
                <text:p>0.606965175019</text:p>
                <draw:g>
                  <svg:desc>model_8.C14:model_8.C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0272071121">
                <text:p>0.510272071121</text:p>
              </table:table-cell>
              <table:table-cell office:value-type="float" office:value="0.693623434696">
                <text:p>0.693623434696</text:p>
              </table:table-cell>
              <table:table-cell office:value-type="float" office:value="0.693532810282">
                <text:p>0.693532810282</text:p>
              </table:table-cell>
              <table:table-cell office:value-type="float" office:value="0.497512438997">
                <text:p>0.497512438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4714047884">
                <text:p>0.514714047884</text:p>
              </table:table-cell>
              <table:table-cell office:value-type="float" office:value="0.695418859276">
                <text:p>0.695418859276</text:p>
              </table:table-cell>
              <table:table-cell office:value-type="float" office:value="0.692994205809">
                <text:p>0.692994205809</text:p>
              </table:table-cell>
              <table:table-cell office:value-type="float" office:value="0.497512438997">
                <text:p>0.497512438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6929483753">
                <text:p>0.526929483753</text:p>
              </table:table-cell>
              <table:table-cell office:value-type="float" office:value="0.692408740785">
                <text:p>0.692408740785</text:p>
              </table:table-cell>
              <table:table-cell office:value-type="float" office:value="0.692561303502">
                <text:p>0.692561303502</text:p>
              </table:table-cell>
              <table:table-cell office:value-type="float" office:value="0.502487562337">
                <text:p>0.502487562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248750704">
                <text:p>0.52248750704</text:p>
              </table:table-cell>
              <table:table-cell office:value-type="float" office:value="0.692547694072">
                <text:p>0.692547694072</text:p>
              </table:table-cell>
              <table:table-cell office:value-type="float" office:value="0.692407738214">
                <text:p>0.692407738214</text:p>
              </table:table-cell>
              <table:table-cell office:value-type="float" office:value="0.502487562337">
                <text:p>0.502487562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9161576918">
                <text:p>0.509161576918</text:p>
              </table:table-cell>
              <table:table-cell office:value-type="float" office:value="0.694126082089">
                <text:p>0.694126082089</text:p>
              </table:table-cell>
              <table:table-cell office:value-type="float" office:value="0.692227356469">
                <text:p>0.692227356469</text:p>
              </table:table-cell>
              <table:table-cell office:value-type="float" office:value="0.497512438997">
                <text:p>0.497512438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1926707484">
                <text:p>0.531926707484</text:p>
              </table:table-cell>
              <table:table-cell office:value-type="float" office:value="0.692672766162">
                <text:p>0.692672766162</text:p>
              </table:table-cell>
              <table:table-cell office:value-type="float" office:value="0.691992611138">
                <text:p>0.691992611138</text:p>
              </table:table-cell>
              <table:table-cell office:value-type="float" office:value="0.507462686715">
                <text:p>0.507462686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6929483653">
                <text:p>0.526929483653</text:p>
              </table:table-cell>
              <table:table-cell office:value-type="float" office:value="0.691004096899">
                <text:p>0.691004096899</text:p>
              </table:table-cell>
              <table:table-cell office:value-type="float" office:value="0.691813723068">
                <text:p>0.691813723068</text:p>
              </table:table-cell>
              <table:table-cell office:value-type="float" office:value="0.497512438997">
                <text:p>0.497512438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8039977856">
                <text:p>0.528039977856</text:p>
              </table:table-cell>
              <table:table-cell office:value-type="float" office:value="0.690213035703">
                <text:p>0.690213035703</text:p>
              </table:table-cell>
              <table:table-cell office:value-type="float" office:value="0.691444551174">
                <text:p>0.691444551174</text:p>
              </table:table-cell>
              <table:table-cell office:value-type="float" office:value="0.497512438997">
                <text:p>0.497512438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1371460316">
                <text:p>0.531371460316</text:p>
              </table:table-cell>
              <table:table-cell office:value-type="float" office:value="0.689702469928">
                <text:p>0.689702469928</text:p>
              </table:table-cell>
              <table:table-cell office:value-type="float" office:value="0.691390671244">
                <text:p>0.691390671244</text:p>
              </table:table-cell>
              <table:table-cell office:value-type="float" office:value="0.502487562337">
                <text:p>0.5024875623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8028872915">
                <text:p>0.548028872915</text:p>
              </table:table-cell>
              <table:table-cell office:value-type="float" office:value="0.68776512649">
                <text:p>0.68776512649</text:p>
              </table:table-cell>
              <table:table-cell office:value-type="float" office:value="0.690478087361">
                <text:p>0.690478087361</text:p>
              </table:table-cell>
              <table:table-cell office:value-type="float" office:value="0.527363184228">
                <text:p>0.5273631842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0249861321">
                <text:p>0.550249861321</text:p>
              </table:table-cell>
              <table:table-cell office:value-type="float" office:value="0.686660551846">
                <text:p>0.686660551846</text:p>
              </table:table-cell>
              <table:table-cell office:value-type="float" office:value="0.689626499195">
                <text:p>0.689626499195</text:p>
              </table:table-cell>
              <table:table-cell office:value-type="float" office:value="0.601990050937">
                <text:p>0.6019900509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64131038411">
                <text:p>0.564131038411</text:p>
              </table:table-cell>
              <table:table-cell office:value-type="float" office:value="0.68662478105">
                <text:p>0.68662478105</text:p>
              </table:table-cell>
              <table:table-cell office:value-type="float" office:value="0.68863951982">
                <text:p>0.68863951982</text:p>
              </table:table-cell>
              <table:table-cell office:value-type="float" office:value="0.646766169302">
                <text:p>0.646766169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9683509261">
                <text:p>0.569683509261</text:p>
              </table:table-cell>
              <table:table-cell office:value-type="float" office:value="0.682817868462">
                <text:p>0.682817868462</text:p>
              </table:table-cell>
              <table:table-cell office:value-type="float" office:value="0.687856053832">
                <text:p>0.687856053832</text:p>
              </table:table-cell>
              <table:table-cell office:value-type="float" office:value="0.502487562337">
                <text:p>0.5024875623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76901721332">
                <text:p>0.576901721332</text:p>
              </table:table-cell>
              <table:table-cell office:value-type="float" office:value="0.681188635929">
                <text:p>0.681188635929</text:p>
              </table:table-cell>
              <table:table-cell office:value-type="float" office:value="0.685564211055">
                <text:p>0.685564211055</text:p>
              </table:table-cell>
              <table:table-cell office:value-type="float" office:value="0.661691542882">
                <text:p>0.661691542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6357579222">
                <text:p>0.556357579222</text:p>
              </table:table-cell>
              <table:table-cell office:value-type="float" office:value="0.680295615908">
                <text:p>0.680295615908</text:p>
              </table:table-cell>
              <table:table-cell office:value-type="float" office:value="0.683146391045">
                <text:p>0.683146391045</text:p>
              </table:table-cell>
              <table:table-cell office:value-type="float" office:value="0.701492537907">
                <text:p>0.7014925379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4675180472">
                <text:p>0.584675180472</text:p>
              </table:table-cell>
              <table:table-cell office:value-type="float" office:value="0.676856922316">
                <text:p>0.676856922316</text:p>
              </table:table-cell>
              <table:table-cell office:value-type="float" office:value="0.681145113796">
                <text:p>0.681145113796</text:p>
              </table:table-cell>
              <table:table-cell office:value-type="float" office:value="0.616915424072">
                <text:p>0.616915424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7451415979">
                <text:p>0.587451415979</text:p>
              </table:table-cell>
              <table:table-cell office:value-type="float" office:value="0.673177266306">
                <text:p>0.673177266306</text:p>
              </table:table-cell>
              <table:table-cell office:value-type="float" office:value="0.681294115029">
                <text:p>0.681294115029</text:p>
              </table:table-cell>
              <table:table-cell office:value-type="float" office:value="0.507462686715">
                <text:p>0.507462686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2448639661">
                <text:p>0.592448639661</text:p>
              </table:table-cell>
              <table:table-cell office:value-type="float" office:value="0.667779907195">
                <text:p>0.667779907195</text:p>
              </table:table-cell>
              <table:table-cell office:value-type="float" office:value="0.673872360246">
                <text:p>0.673872360246</text:p>
              </table:table-cell>
              <table:table-cell office:value-type="float" office:value="0.562189054875">
                <text:p>0.562189054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13548028889">
                <text:p>0.613548028889</text:p>
              </table:table-cell>
              <table:table-cell office:value-type="float" office:value="0.659745014124">
                <text:p>0.659745014124</text:p>
              </table:table-cell>
              <table:table-cell office:value-type="float" office:value="0.666093417068">
                <text:p>0.666093417068</text:p>
              </table:table-cell>
              <table:table-cell office:value-type="float" office:value="0.756218906066">
                <text:p>0.7562189060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6318711893">
                <text:p>0.626318711893</text:p>
              </table:table-cell>
              <table:table-cell office:value-type="float" office:value="0.650334106195">
                <text:p>0.650334106195</text:p>
              </table:table-cell>
              <table:table-cell office:value-type="float" office:value="0.657123488573">
                <text:p>0.657123488573</text:p>
              </table:table-cell>
              <table:table-cell office:value-type="float" office:value="0.756218906066">
                <text:p>0.7562189060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0749583697">
                <text:p>0.650749583697</text:p>
              </table:table-cell>
              <table:table-cell office:value-type="float" office:value="0.641925219362">
                <text:p>0.641925219362</text:p>
              </table:table-cell>
              <table:table-cell office:value-type="float" office:value="0.64875035885">
                <text:p>0.64875035885</text:p>
              </table:table-cell>
              <table:table-cell office:value-type="float" office:value="0.736318408257">
                <text:p>0.7363184082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34092171049">
                <text:p>0.634092171049</text:p>
              </table:table-cell>
              <table:table-cell office:value-type="float" office:value="0.644500953101">
                <text:p>0.644500953101</text:p>
              </table:table-cell>
              <table:table-cell office:value-type="float" office:value="0.650240035199">
                <text:p>0.650240035199</text:p>
              </table:table-cell>
              <table:table-cell office:value-type="float" office:value="0.582089552387">
                <text:p>0.582089552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6857301598">
                <text:p>0.656857301598</text:p>
              </table:table-cell>
              <table:table-cell office:value-type="float" office:value="0.623440899232">
                <text:p>0.623440899232</text:p>
              </table:table-cell>
              <table:table-cell office:value-type="float" office:value="0.629083563143">
                <text:p>0.629083563143</text:p>
              </table:table-cell>
              <table:table-cell office:value-type="float" office:value="0.7711442792">
                <text:p>0.77114427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74625208317">
                <text:p>0.674625208317</text:p>
              </table:table-cell>
              <table:table-cell office:value-type="float" office:value="0.614244016788">
                <text:p>0.614244016788</text:p>
              </table:table-cell>
              <table:table-cell office:value-type="float" office:value="0.639879768168">
                <text:p>0.639879768168</text:p>
              </table:table-cell>
              <table:table-cell office:value-type="float" office:value="0.567164179253">
                <text:p>0.5671641792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82398667457">
                <text:p>0.682398667457</text:p>
              </table:table-cell>
              <table:table-cell office:value-type="float" office:value="0.598623188286">
                <text:p>0.598623188286</text:p>
              </table:table-cell>
              <table:table-cell office:value-type="float" office:value="0.614494632429">
                <text:p>0.614494632429</text:p>
              </table:table-cell>
              <table:table-cell office:value-type="float" office:value="0.641791045962">
                <text:p>0.6417910459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86285397068">
                <text:p>0.686285397068</text:p>
              </table:table-cell>
              <table:table-cell office:value-type="float" office:value="0.585465870686">
                <text:p>0.585465870686</text:p>
              </table:table-cell>
              <table:table-cell office:value-type="float" office:value="0.606511520509">
                <text:p>0.606511520509</text:p>
              </table:table-cell>
              <table:table-cell office:value-type="float" office:value="0.636815921584">
                <text:p>0.6368159215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14602998434">
                <text:p>0.714602998434</text:p>
              </table:table-cell>
              <table:table-cell office:value-type="float" office:value="0.568690282414">
                <text:p>0.568690282414</text:p>
              </table:table-cell>
              <table:table-cell office:value-type="float" office:value="0.576319200483">
                <text:p>0.576319200483</text:p>
              </table:table-cell>
              <table:table-cell office:value-type="float" office:value="0.746268657309">
                <text:p>0.7462686573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793448091">
                <text:p>0.71793448091</text:p>
              </table:table-cell>
              <table:table-cell office:value-type="float" office:value="0.560040582424">
                <text:p>0.560040582424</text:p>
              </table:table-cell>
              <table:table-cell office:value-type="float" office:value="0.556717744811">
                <text:p>0.556717744811</text:p>
              </table:table-cell>
              <table:table-cell office:value-type="float" office:value="0.781094527956">
                <text:p>0.781094527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15158245485">
                <text:p>0.715158245485</text:p>
              </table:table-cell>
              <table:table-cell office:value-type="float" office:value="0.549517343188">
                <text:p>0.549517343188</text:p>
              </table:table-cell>
              <table:table-cell office:value-type="float" office:value="0.583994943408">
                <text:p>0.583994943408</text:p>
              </table:table-cell>
              <table:table-cell office:value-type="float" office:value="0.641791045962">
                <text:p>0.6417910459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3625763478">
                <text:p>0.73625763478</text:p>
              </table:table-cell>
              <table:table-cell office:value-type="float" office:value="0.532303548898">
                <text:p>0.532303548898</text:p>
              </table:table-cell>
              <table:table-cell office:value-type="float" office:value="0.566315110347">
                <text:p>0.566315110347</text:p>
              </table:table-cell>
              <table:table-cell office:value-type="float" office:value="0.661691543178">
                <text:p>0.6616915431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57357024008">
                <text:p>0.757357024008</text:p>
              </table:table-cell>
              <table:table-cell office:value-type="float" office:value="0.515255951372">
                <text:p>0.515255951372</text:p>
              </table:table-cell>
              <table:table-cell office:value-type="float" office:value="0.523443137828">
                <text:p>0.523443137828</text:p>
              </table:table-cell>
              <table:table-cell office:value-type="float" office:value="0.751243781688">
                <text:p>0.7512437816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53470294347">
                <text:p>0.753470294347</text:p>
              </table:table-cell>
              <table:table-cell office:value-type="float" office:value="0.498764404716">
                <text:p>0.498764404716</text:p>
              </table:table-cell>
              <table:table-cell office:value-type="float" office:value="0.501002773717">
                <text:p>0.501002773717</text:p>
              </table:table-cell>
              <table:table-cell office:value-type="float" office:value="0.781094527956">
                <text:p>0.7810945279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85674625208">
                <text:p>0.785674625208</text:p>
              </table:table-cell>
              <table:table-cell office:value-type="float" office:value="0.482156120692">
                <text:p>0.482156120692</text:p>
              </table:table-cell>
              <table:table-cell office:value-type="float" office:value="0.470437080558">
                <text:p>0.470437080558</text:p>
              </table:table-cell>
              <table:table-cell office:value-type="float" office:value="0.835820895819">
                <text:p>0.8358208958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75124930726">
                <text:p>0.775124930726</text:p>
              </table:table-cell>
              <table:table-cell office:value-type="float" office:value="0.471875488328">
                <text:p>0.471875488328</text:p>
              </table:table-cell>
              <table:table-cell office:value-type="float" office:value="0.454463363435">
                <text:p>0.454463363435</text:p>
              </table:table-cell>
              <table:table-cell office:value-type="float" office:value="0.835820895819">
                <text:p>0.8358208958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86785119444">
                <text:p>0.786785119444</text:p>
              </table:table-cell>
              <table:table-cell office:value-type="float" office:value="0.452325618677">
                <text:p>0.452325618677</text:p>
              </table:table-cell>
              <table:table-cell office:value-type="float" office:value="0.466543505886">
                <text:p>0.466543505886</text:p>
              </table:table-cell>
              <table:table-cell office:value-type="float" office:value="0.786069652038">
                <text:p>0.7860696520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07329261554">
                <text:p>0.807329261554</text:p>
              </table:table-cell>
              <table:table-cell office:value-type="float" office:value="0.43515602565">
                <text:p>0.43515602565</text:p>
              </table:table-cell>
              <table:table-cell office:value-type="float" office:value="0.420250462507">
                <text:p>0.420250462507</text:p>
              </table:table-cell>
              <table:table-cell office:value-type="float" office:value="0.865671642088">
                <text:p>0.8656716420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00666296568">
                <text:p>0.800666296568</text:p>
              </table:table-cell>
              <table:table-cell office:value-type="float" office:value="0.423737133413">
                <text:p>0.423737133413</text:p>
              </table:table-cell>
              <table:table-cell office:value-type="float" office:value="0.403105482533">
                <text:p>0.403105482533</text:p>
              </table:table-cell>
              <table:table-cell office:value-type="float" office:value="0.855721393331">
                <text:p>0.8557213933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26762909528">
                <text:p>0.826762909528</text:p>
              </table:table-cell>
              <table:table-cell office:value-type="float" office:value="0.400073903839">
                <text:p>0.400073903839</text:p>
              </table:table-cell>
              <table:table-cell office:value-type="float" office:value="0.411475974084">
                <text:p>0.411475974084</text:p>
              </table:table-cell>
              <table:table-cell office:value-type="float" office:value="0.830845771441">
                <text:p>0.8308457714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26762909528">
                <text:p>0.826762909528</text:p>
              </table:table-cell>
              <table:table-cell office:value-type="float" office:value="0.39477825787">
                <text:p>0.39477825787</text:p>
              </table:table-cell>
              <table:table-cell office:value-type="float" office:value="0.383717248096">
                <text:p>0.383717248096</text:p>
              </table:table-cell>
              <table:table-cell office:value-type="float" office:value="0.855721393628">
                <text:p>0.8557213936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31204886207">
                <text:p>0.831204886207</text:p>
              </table:table-cell>
              <table:table-cell office:value-type="float" office:value="0.382311256676">
                <text:p>0.382311256676</text:p>
              </table:table-cell>
              <table:table-cell office:value-type="float" office:value="0.425827328245">
                <text:p>0.425827328245</text:p>
              </table:table-cell>
              <table:table-cell office:value-type="float" office:value="0.796019900794">
                <text:p>0.796019900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30649639122">
                <text:p>0.830649639122</text:p>
              </table:table-cell>
              <table:table-cell office:value-type="float" office:value="0.377965989509">
                <text:p>0.377965989509</text:p>
              </table:table-cell>
              <table:table-cell office:value-type="float" office:value="0.34256337116">
                <text:p>0.34256337116</text:p>
              </table:table-cell>
              <table:table-cell office:value-type="float" office:value="0.900497512734">
                <text:p>0.900497512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8417545874">
                <text:p>0.848417545874</text:p>
              </table:table-cell>
              <table:table-cell office:value-type="float" office:value="0.355815845652">
                <text:p>0.355815845652</text:p>
              </table:table-cell>
              <table:table-cell office:value-type="float" office:value="0.392535207877">
                <text:p>0.392535207877</text:p>
              </table:table-cell>
              <table:table-cell office:value-type="float" office:value="0.825870647063">
                <text:p>0.8258706470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53970016757">
                <text:p>0.853970016757</text:p>
              </table:table-cell>
              <table:table-cell office:value-type="float" office:value="0.337627081623">
                <text:p>0.337627081623</text:p>
              </table:table-cell>
              <table:table-cell office:value-type="float" office:value="0.384833598908">
                <text:p>0.384833598908</text:p>
              </table:table-cell>
              <table:table-cell office:value-type="float" office:value="0.835820895819">
                <text:p>0.8358208958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64519711272">
                <text:p>0.864519711272</text:p>
              </table:table-cell>
              <table:table-cell office:value-type="float" office:value="0.330271764886">
                <text:p>0.330271764886</text:p>
              </table:table-cell>
              <table:table-cell office:value-type="float" office:value="0.43678035487">
                <text:p>0.43678035487</text:p>
              </table:table-cell>
              <table:table-cell office:value-type="float" office:value="0.786069652038">
                <text:p>0.7860696520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68961688017">
                <text:p>0.868961688017</text:p>
              </table:table-cell>
              <table:table-cell office:value-type="float" office:value="0.314663367262">
                <text:p>0.314663367262</text:p>
              </table:table-cell>
              <table:table-cell office:value-type="float" office:value="0.283448070584">
                <text:p>0.283448070584</text:p>
              </table:table-cell>
              <table:table-cell office:value-type="float" office:value="0.925373134625">
                <text:p>0.925373134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78400888428">
                <text:p>0.878400888428</text:p>
              </table:table-cell>
              <table:table-cell office:value-type="float" office:value="0.304409463891">
                <text:p>0.304409463891</text:p>
              </table:table-cell>
              <table:table-cell office:value-type="float" office:value="0.316978043585">
                <text:p>0.316978043585</text:p>
              </table:table-cell>
              <table:table-cell office:value-type="float" office:value="0.860696517709">
                <text:p>0.8606965177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77845641343">
                <text:p>0.877845641343</text:p>
              </table:table-cell>
              <table:table-cell office:value-type="float" office:value="0.290794678922">
                <text:p>0.290794678922</text:p>
              </table:table-cell>
              <table:table-cell office:value-type="float" office:value="0.345536457365">
                <text:p>0.345536457365</text:p>
              </table:table-cell>
              <table:table-cell office:value-type="float" office:value="0.855721393331">
                <text:p>0.8557213933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92282065552">
                <text:p>0.892282065552</text:p>
              </table:table-cell>
              <table:table-cell office:value-type="float" office:value="0.274640292806">
                <text:p>0.274640292806</text:p>
              </table:table-cell>
              <table:table-cell office:value-type="float" office:value="0.444571706341">
                <text:p>0.444571706341</text:p>
              </table:table-cell>
              <table:table-cell office:value-type="float" office:value="0.761194030444">
                <text:p>0.761194030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91171571349">
                <text:p>0.891171571349</text:p>
              </table:table-cell>
              <table:table-cell office:value-type="float" office:value="0.271276083586">
                <text:p>0.271276083586</text:p>
              </table:table-cell>
              <table:table-cell office:value-type="float" office:value="0.251559579254">
                <text:p>0.251559579254</text:p>
              </table:table-cell>
              <table:table-cell office:value-type="float" office:value="0.900497512734">
                <text:p>0.9004975127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02276513048">
                <text:p>0.902276513048</text:p>
              </table:table-cell>
              <table:table-cell office:value-type="float" office:value="0.256659951866">
                <text:p>0.256659951866</text:p>
              </table:table-cell>
              <table:table-cell office:value-type="float" office:value="0.424295923307">
                <text:p>0.424295923307</text:p>
              </table:table-cell>
              <table:table-cell office:value-type="float" office:value="0.78109452766">
                <text:p>0.781094527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95613548095">
                <text:p>0.895613548095</text:p>
              </table:table-cell>
              <table:table-cell office:value-type="float" office:value="0.260319236184">
                <text:p>0.260319236184</text:p>
              </table:table-cell>
              <table:table-cell office:value-type="float" office:value="0.220034360886">
                <text:p>0.220034360886</text:p>
              </table:table-cell>
              <table:table-cell office:value-type="float" office:value="0.930348259003">
                <text:p>0.9303482590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01166018878">
                <text:p>0.901166018878</text:p>
              </table:table-cell>
              <table:table-cell office:value-type="float" office:value="0.252442845805">
                <text:p>0.252442845805</text:p>
              </table:table-cell>
              <table:table-cell office:value-type="float" office:value="0.229555679569">
                <text:p>0.229555679569</text:p>
              </table:table-cell>
              <table:table-cell office:value-type="float" office:value="0.900497512734">
                <text:p>0.9004975127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06163242709">
                <text:p>0.906163242709</text:p>
              </table:table-cell>
              <table:table-cell office:value-type="float" office:value="0.232087298326">
                <text:p>0.232087298326</text:p>
              </table:table-cell>
              <table:table-cell office:value-type="float" office:value="0.242961625777">
                <text:p>0.242961625777</text:p>
              </table:table-cell>
              <table:table-cell office:value-type="float" office:value="0.900497512734">
                <text:p>0.900497512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13936701932">
                <text:p>0.913936701932</text:p>
              </table:table-cell>
              <table:table-cell office:value-type="float" office:value="0.230629696226">
                <text:p>0.230629696226</text:p>
              </table:table-cell>
              <table:table-cell office:value-type="float" office:value="0.196503612384">
                <text:p>0.196503612384</text:p>
              </table:table-cell>
              <table:table-cell office:value-type="float" office:value="0.950248756219">
                <text:p>0.9502487562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09494725153">
                <text:p>0.909494725153</text:p>
              </table:table-cell>
              <table:table-cell office:value-type="float" office:value="0.229186833056">
                <text:p>0.229186833056</text:p>
              </table:table-cell>
              <table:table-cell office:value-type="float" office:value="0.318844027335">
                <text:p>0.318844027335</text:p>
              </table:table-cell>
              <table:table-cell office:value-type="float" office:value="0.875621890844">
                <text:p>0.8756218908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11715713559">
                <text:p>0.911715713559</text:p>
              </table:table-cell>
              <table:table-cell office:value-type="float" office:value="0.228716567051">
                <text:p>0.228716567051</text:p>
              </table:table-cell>
              <table:table-cell office:value-type="float" office:value="0.188491363949">
                <text:p>0.188491363949</text:p>
              </table:table-cell>
              <table:table-cell office:value-type="float" office:value="0.950248756219">
                <text:p>0.9502487562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20044419767">
                <text:p>0.920044419767</text:p>
              </table:table-cell>
              <table:table-cell office:value-type="float" office:value="0.212115814881">
                <text:p>0.212115814881</text:p>
              </table:table-cell>
              <table:table-cell office:value-type="float" office:value="0.325071691874">
                <text:p>0.325071691874</text:p>
              </table:table-cell>
              <table:table-cell office:value-type="float" office:value="0.865671642088">
                <text:p>0.8656716420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10605219356">
                <text:p>0.910605219356</text:p>
              </table:table-cell>
              <table:table-cell office:value-type="float" office:value="0.223440047165">
                <text:p>0.223440047165</text:p>
              </table:table-cell>
              <table:table-cell office:value-type="float" office:value="0.539959867795">
                <text:p>0.539959867795</text:p>
              </table:table-cell>
              <table:table-cell office:value-type="float" office:value="0.746268657309">
                <text:p>0.7462686573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2820655225">
                <text:p>0.922820655225</text:p>
              </table:table-cell>
              <table:table-cell office:value-type="float" office:value="0.193240106553">
                <text:p>0.193240106553</text:p>
              </table:table-cell>
              <table:table-cell office:value-type="float" office:value="0.403353680574">
                <text:p>0.403353680574</text:p>
              </table:table-cell>
              <table:table-cell office:value-type="float" office:value="0.820895522685">
                <text:p>0.8208955226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5041643564">
                <text:p>0.925041643564</text:p>
              </table:table-cell>
              <table:table-cell office:value-type="float" office:value="0.198548333139">
                <text:p>0.198548333139</text:p>
              </table:table-cell>
              <table:table-cell office:value-type="float" office:value="0.415471010837">
                <text:p>0.415471010837</text:p>
              </table:table-cell>
              <table:table-cell office:value-type="float" office:value="0.815920398306">
                <text:p>0.8159203983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893392563">
                <text:p>0.91893392563</text:p>
              </table:table-cell>
              <table:table-cell office:value-type="float" office:value="0.201067926254">
                <text:p>0.201067926254</text:p>
              </table:table-cell>
              <table:table-cell office:value-type="float" office:value="0.432994548954">
                <text:p>0.432994548954</text:p>
              </table:table-cell>
              <table:table-cell office:value-type="float" office:value="0.80597014955">
                <text:p>0.805970149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26152137734">
                <text:p>0.926152137734</text:p>
              </table:table-cell>
              <table:table-cell office:value-type="float" office:value="0.185614050229">
                <text:p>0.185614050229</text:p>
              </table:table-cell>
              <table:table-cell office:value-type="float" office:value="0.317588421688">
                <text:p>0.317588421688</text:p>
              </table:table-cell>
              <table:table-cell office:value-type="float" office:value="0.870646766466">
                <text:p>0.8706467664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8928373126">
                <text:p>0.928928373126</text:p>
              </table:table-cell>
              <table:table-cell office:value-type="float" office:value="0.184123086283">
                <text:p>0.184123086283</text:p>
              </table:table-cell>
              <table:table-cell office:value-type="float" office:value="0.457176971791">
                <text:p>0.457176971791</text:p>
              </table:table-cell>
              <table:table-cell office:value-type="float" office:value="0.786069652334">
                <text:p>0.786069652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6146585297">
                <text:p>0.936146585297</text:p>
              </table:table-cell>
              <table:table-cell office:value-type="float" office:value="0.173136620373">
                <text:p>0.173136620373</text:p>
              </table:table-cell>
              <table:table-cell office:value-type="float" office:value="0.147866063228">
                <text:p>0.147866063228</text:p>
              </table:table-cell>
              <table:table-cell office:value-type="float" office:value="0.960199004975">
                <text:p>0.9601990049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31149361532">
                <text:p>0.931149361532</text:p>
              </table:table-cell>
              <table:table-cell office:value-type="float" office:value="0.184553159964">
                <text:p>0.184553159964</text:p>
              </table:table-cell>
              <table:table-cell office:value-type="float" office:value="0.171516547044">
                <text:p>0.171516547044</text:p>
              </table:table-cell>
              <table:table-cell office:value-type="float" office:value="0.935323383085">
                <text:p>0.9353233830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6701832348">
                <text:p>0.936701832348</text:p>
              </table:table-cell>
              <table:table-cell office:value-type="float" office:value="0.16647139257">
                <text:p>0.16647139257</text:p>
              </table:table-cell>
              <table:table-cell office:value-type="float" office:value="0.231271299927">
                <text:p>0.231271299927</text:p>
              </table:table-cell>
              <table:table-cell office:value-type="float" office:value="0.900497512734">
                <text:p>0.9004975127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43364797368">
                <text:p>0.943364797368</text:p>
              </table:table-cell>
              <table:table-cell office:value-type="float" office:value="0.158297255263">
                <text:p>0.158297255263</text:p>
              </table:table-cell>
              <table:table-cell office:value-type="float" office:value="0.372153780798">
                <text:p>0.372153780798</text:p>
              </table:table-cell>
              <table:table-cell office:value-type="float" office:value="0.835820895819">
                <text:p>0.8358208958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33925596957">
                <text:p>0.933925596957</text:p>
              </table:table-cell>
              <table:table-cell office:value-type="float" office:value="0.169853249982">
                <text:p>0.169853249982</text:p>
              </table:table-cell>
              <table:table-cell office:value-type="float" office:value="0.389179279703">
                <text:p>0.389179279703</text:p>
              </table:table-cell>
              <table:table-cell office:value-type="float" office:value="0.825870647063">
                <text:p>0.8258706470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40033314858">
                <text:p>0.940033314858</text:p>
              </table:table-cell>
              <table:table-cell office:value-type="float" office:value="0.152643630251">
                <text:p>0.152643630251</text:p>
              </table:table-cell>
              <table:table-cell office:value-type="float" office:value="0.188689656667">
                <text:p>0.188689656667</text:p>
              </table:table-cell>
              <table:table-cell office:value-type="float" office:value="0.925373134625">
                <text:p>0.925373134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40033314825">
                <text:p>0.940033314825</text:p>
              </table:table-cell>
              <table:table-cell office:value-type="float" office:value="0.161789151104">
                <text:p>0.161789151104</text:p>
              </table:table-cell>
              <table:table-cell office:value-type="float" office:value="0.340225376078">
                <text:p>0.340225376078</text:p>
              </table:table-cell>
              <table:table-cell office:value-type="float" office:value="0.850746268953">
                <text:p>0.8507462689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1693503675">
                <text:p>0.951693503675</text:p>
              </table:table-cell>
              <table:table-cell office:value-type="float" office:value="0.143932160489">
                <text:p>0.143932160489</text:p>
              </table:table-cell>
              <table:table-cell office:value-type="float" office:value="0.612610169163">
                <text:p>0.612610169163</text:p>
              </table:table-cell>
              <table:table-cell office:value-type="float" office:value="0.741293532931">
                <text:p>0.7412935329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41699056146">
                <text:p>0.941699056146</text:p>
              </table:table-cell>
              <table:table-cell office:value-type="float" office:value="0.155431298805">
                <text:p>0.155431298805</text:p>
              </table:table-cell>
              <table:table-cell office:value-type="float" office:value="0.130172923949">
                <text:p>0.130172923949</text:p>
              </table:table-cell>
              <table:table-cell office:value-type="float" office:value="0.965174129353">
                <text:p>0.9651741293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46696279878">
                <text:p>0.946696279878</text:p>
              </table:table-cell>
              <table:table-cell office:value-type="float" office:value="0.15508247327">
                <text:p>0.15508247327</text:p>
              </table:table-cell>
              <table:table-cell office:value-type="float" office:value="0.438316750289">
                <text:p>0.438316750289</text:p>
              </table:table-cell>
              <table:table-cell office:value-type="float" office:value="0.80597014955">
                <text:p>0.805970149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7245974459">
                <text:p>0.957245974459</text:p>
              </table:table-cell>
              <table:table-cell office:value-type="float" office:value="0.132606576208">
                <text:p>0.132606576208</text:p>
              </table:table-cell>
              <table:table-cell office:value-type="float" office:value="0.143121606675">
                <text:p>0.143121606675</text:p>
              </table:table-cell>
              <table:table-cell office:value-type="float" office:value="0.960199004975">
                <text:p>0.9601990049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7245974558">
                <text:p>0.957245974558</text:p>
              </table:table-cell>
              <table:table-cell office:value-type="float" office:value="0.130577208068">
                <text:p>0.130577208068</text:p>
              </table:table-cell>
              <table:table-cell office:value-type="float" office:value="0.113353569042">
                <text:p>0.113353569042</text:p>
              </table:table-cell>
              <table:table-cell office:value-type="float" office:value="0.970149253731">
                <text:p>0.9701492537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3359244864">
                <text:p>0.953359244864</text:p>
              </table:table-cell>
              <table:table-cell office:value-type="float" office:value="0.129738099377">
                <text:p>0.129738099377</text:p>
              </table:table-cell>
              <table:table-cell office:value-type="float" office:value="0.209683075547">
                <text:p>0.209683075547</text:p>
              </table:table-cell>
              <table:table-cell office:value-type="float" office:value="0.910447761491">
                <text:p>0.9104477614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55024986185">
                <text:p>0.955024986185</text:p>
              </table:table-cell>
              <table:table-cell office:value-type="float" office:value="0.124711345197">
                <text:p>0.124711345197</text:p>
              </table:table-cell>
              <table:table-cell office:value-type="float" office:value="0.106562026253">
                <text:p>0.106562026253</text:p>
              </table:table-cell>
              <table:table-cell office:value-type="float" office:value="0.975124378109">
                <text:p>0.9751243781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5024986119">
                <text:p>0.955024986119</text:p>
              </table:table-cell>
              <table:table-cell office:value-type="float" office:value="0.120276479589">
                <text:p>0.120276479589</text:p>
              </table:table-cell>
              <table:table-cell office:value-type="float" office:value="0.188487492465">
                <text:p>0.188487492465</text:p>
              </table:table-cell>
              <table:table-cell office:value-type="float" office:value="0.92039800995">
                <text:p>0.920398009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55580233204">
                <text:p>0.955580233204</text:p>
              </table:table-cell>
              <table:table-cell office:value-type="float" office:value="0.129101706133">
                <text:p>0.129101706133</text:p>
              </table:table-cell>
              <table:table-cell office:value-type="float" office:value="0.260451362946">
                <text:p>0.260451362946</text:p>
              </table:table-cell>
              <table:table-cell office:value-type="float" office:value="0.8855721396">
                <text:p>0.88557213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61687951138">
                <text:p>0.961687951138</text:p>
              </table:table-cell>
              <table:table-cell office:value-type="float" office:value="0.120935644812">
                <text:p>0.120935644812</text:p>
              </table:table-cell>
              <table:table-cell office:value-type="float" office:value="0.251904630505">
                <text:p>0.251904630505</text:p>
              </table:table-cell>
              <table:table-cell office:value-type="float" office:value="0.8855721396">
                <text:p>0.88557213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61132704086">
                <text:p>0.961132704086</text:p>
              </table:table-cell>
              <table:table-cell office:value-type="float" office:value="0.11343552614">
                <text:p>0.11343552614</text:p>
              </table:table-cell>
              <table:table-cell office:value-type="float" office:value="0.288659749858">
                <text:p>0.288659749858</text:p>
              </table:table-cell>
              <table:table-cell office:value-type="float" office:value="0.870646766466">
                <text:p>0.8706467664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62243198223">
                <text:p>0.962243198223</text:p>
              </table:table-cell>
              <table:table-cell office:value-type="float" office:value="0.108572203433">
                <text:p>0.108572203433</text:p>
              </table:table-cell>
              <table:table-cell office:value-type="float" office:value="0.172818602169">
                <text:p>0.172818602169</text:p>
              </table:table-cell>
              <table:table-cell office:value-type="float" office:value="0.935323383085">
                <text:p>0.9353233830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67240422021">
                <text:p>0.967240422021</text:p>
              </table:table-cell>
              <table:table-cell office:value-type="float" office:value="0.0973482353448">
                <text:p>0.0973482353448</text:p>
              </table:table-cell>
              <table:table-cell office:value-type="float" office:value="0.103909744441">
                <text:p>0.103909744441</text:p>
              </table:table-cell>
              <table:table-cell office:value-type="float" office:value="0.980099502488">
                <text:p>0.9800995024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7801221544">
                <text:p>0.957801221544</text:p>
              </table:table-cell>
              <table:table-cell office:value-type="float" office:value="0.127242341176">
                <text:p>0.127242341176</text:p>
              </table:table-cell>
              <table:table-cell office:value-type="float" office:value="0.148523480163">
                <text:p>0.148523480163</text:p>
              </table:table-cell>
              <table:table-cell office:value-type="float" office:value="0.955223880597">
                <text:p>0.9552238805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4464186563">
                <text:p>0.964464186563</text:p>
              </table:table-cell>
              <table:table-cell office:value-type="float" office:value="0.104712433151">
                <text:p>0.104712433151</text:p>
              </table:table-cell>
              <table:table-cell office:value-type="float" office:value="0.145490001665">
                <text:p>0.145490001665</text:p>
              </table:table-cell>
              <table:table-cell office:value-type="float" office:value="0.955223880597">
                <text:p>0.9552238805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67795669073">
                <text:p>0.967795669073</text:p>
              </table:table-cell>
              <table:table-cell office:value-type="float" office:value="0.102741004633">
                <text:p>0.102741004633</text:p>
              </table:table-cell>
              <table:table-cell office:value-type="float" office:value="0.226164155524">
                <text:p>0.226164155524</text:p>
              </table:table-cell>
              <table:table-cell office:value-type="float" office:value="0.905472636816">
                <text:p>0.9054726368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61687951204">
                <text:p>0.961687951204</text:p>
              </table:table-cell>
              <table:table-cell office:value-type="float" office:value="0.111811202675">
                <text:p>0.111811202675</text:p>
              </table:table-cell>
              <table:table-cell office:value-type="float" office:value="0.0822165578567">
                <text:p>0.0822165578567</text:p>
              </table:table-cell>
              <table:table-cell office:value-type="float" office:value="0.975124378109">
                <text:p>0.9751243781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67240421988">
                <text:p>0.967240421988</text:p>
              </table:table-cell>
              <table:table-cell office:value-type="float" office:value="0.101951978129">
                <text:p>0.101951978129</text:p>
              </table:table-cell>
              <table:table-cell office:value-type="float" office:value="0.146365969947">
                <text:p>0.146365969947</text:p>
              </table:table-cell>
              <table:table-cell office:value-type="float" office:value="0.955223880597">
                <text:p>0.9552238805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68906163243">
                <text:p>0.968906163243</text:p>
              </table:table-cell>
              <table:table-cell office:value-type="float" office:value="0.100527101884">
                <text:p>0.100527101884</text:p>
              </table:table-cell>
              <table:table-cell office:value-type="float" office:value="0.0932088962928">
                <text:p>0.0932088962928</text:p>
              </table:table-cell>
              <table:table-cell office:value-type="float" office:value="0.970149253731">
                <text:p>0.9701492537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67795669073">
                <text:p>0.967795669073</text:p>
              </table:table-cell>
              <table:table-cell office:value-type="float" office:value="0.0940176630884">
                <text:p>0.0940176630884</text:p>
              </table:table-cell>
              <table:table-cell office:value-type="float" office:value="0.227322456811">
                <text:p>0.227322456811</text:p>
              </table:table-cell>
              <table:table-cell office:value-type="float" office:value="0.905472636816">
                <text:p>0.9054726368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70016657413">
                <text:p>0.970016657413</text:p>
              </table:table-cell>
              <table:table-cell office:value-type="float" office:value="0.0893542131741">
                <text:p>0.0893542131741</text:p>
              </table:table-cell>
              <table:table-cell office:value-type="float" office:value="0.199344392699">
                <text:p>0.199344392699</text:p>
              </table:table-cell>
              <table:table-cell office:value-type="float" office:value="0.935323383085">
                <text:p>0.9353233830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3908939544">
                <text:p>0.963908939544</text:p>
              </table:table-cell>
              <table:table-cell office:value-type="float" office:value="0.101641172364">
                <text:p>0.101641172364</text:p>
              </table:table-cell>
              <table:table-cell office:value-type="float" office:value="0.139914782004">
                <text:p>0.139914782004</text:p>
              </table:table-cell>
              <table:table-cell office:value-type="float" office:value="0.945273631841">
                <text:p>0.9452736318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73348139955">
                <text:p>0.973348139955</text:p>
              </table:table-cell>
              <table:table-cell office:value-type="float" office:value="0.0814154384237">
                <text:p>0.0814154384237</text:p>
              </table:table-cell>
              <table:table-cell office:value-type="float" office:value="0.0728446045029">
                <text:p>0.0728446045029</text:p>
              </table:table-cell>
              <table:table-cell office:value-type="float" office:value="0.985074626866">
                <text:p>0.9850746268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279289287">
                <text:p>0.97279289287</text:p>
              </table:table-cell>
              <table:table-cell office:value-type="float" office:value="0.0862973396775">
                <text:p>0.0862973396775</text:p>
              </table:table-cell>
              <table:table-cell office:value-type="float" office:value="0.267271157447">
                <text:p>0.267271157447</text:p>
              </table:table-cell>
              <table:table-cell office:value-type="float" office:value="0.885572139303">
                <text:p>0.8855721393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3903387007">
                <text:p>0.973903387007</text:p>
              </table:table-cell>
              <table:table-cell office:value-type="float" office:value="0.0815738621744">
                <text:p>0.0815738621744</text:p>
              </table:table-cell>
              <table:table-cell office:value-type="float" office:value="0.126964094701">
                <text:p>0.126964094701</text:p>
              </table:table-cell>
              <table:table-cell office:value-type="float" office:value="0.955223880597">
                <text:p>0.9552238805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5013881177">
                <text:p>0.975013881177</text:p>
              </table:table-cell>
              <table:table-cell office:value-type="float" office:value="0.0865509297842">
                <text:p>0.0865509297842</text:p>
              </table:table-cell>
              <table:table-cell office:value-type="float" office:value="0.0885345308731">
                <text:p>0.0885345308731</text:p>
              </table:table-cell>
              <table:table-cell office:value-type="float" office:value="0.975124378109">
                <text:p>0.9751243781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69461410361">
                <text:p>0.969461410361</text:p>
              </table:table-cell>
              <table:table-cell office:value-type="float" office:value="0.102456556955">
                <text:p>0.102456556955</text:p>
              </table:table-cell>
              <table:table-cell office:value-type="float" office:value="0.0961137578466">
                <text:p>0.0961137578466</text:p>
              </table:table-cell>
              <table:table-cell office:value-type="float" office:value="0.960199004975">
                <text:p>0.9601990049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11104942">
                <text:p>0.980011104942</text:p>
              </table:table-cell>
              <table:table-cell office:value-type="float" office:value="0.0722628598293">
                <text:p>0.0722628598293</text:p>
              </table:table-cell>
              <table:table-cell office:value-type="float" office:value="0.235266981378">
                <text:p>0.235266981378</text:p>
              </table:table-cell>
              <table:table-cell office:value-type="float" office:value="0.92039800995">
                <text:p>0.920398009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74458634092">
                <text:p>0.974458634092</text:p>
              </table:table-cell>
              <table:table-cell office:value-type="float" office:value="0.0813207262108">
                <text:p>0.0813207262108</text:p>
              </table:table-cell>
              <table:table-cell office:value-type="float" office:value="0.104075650411">
                <text:p>0.104075650411</text:p>
              </table:table-cell>
              <table:table-cell office:value-type="float" office:value="0.960199004975">
                <text:p>0.9601990049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76679622432">
                <text:p>0.976679622432</text:p>
              </table:table-cell>
              <table:table-cell office:value-type="float" office:value="0.0776633800921">
                <text:p>0.0776633800921</text:p>
              </table:table-cell>
              <table:table-cell office:value-type="float" office:value="0.244122400769">
                <text:p>0.244122400769</text:p>
              </table:table-cell>
              <table:table-cell office:value-type="float" office:value="0.92039800995">
                <text:p>0.920398009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76679622432">
                <text:p>0.976679622432</text:p>
              </table:table-cell>
              <table:table-cell office:value-type="float" office:value="0.0747533331893">
                <text:p>0.0747533331893</text:p>
              </table:table-cell>
              <table:table-cell office:value-type="float" office:value="0.122293790191">
                <text:p>0.122293790191</text:p>
              </table:table-cell>
              <table:table-cell office:value-type="float" office:value="0.950248756219">
                <text:p>0.9502487562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72792892837">
                <text:p>0.972792892837</text:p>
              </table:table-cell>
              <table:table-cell office:value-type="float" office:value="0.0812891609706">
                <text:p>0.0812891609706</text:p>
              </table:table-cell>
              <table:table-cell office:value-type="float" office:value="0.116247444363">
                <text:p>0.116247444363</text:p>
              </table:table-cell>
              <table:table-cell office:value-type="float" office:value="0.955223880597">
                <text:p>0.9552238805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71682398701">
                <text:p>0.971682398701</text:p>
              </table:table-cell>
              <table:table-cell office:value-type="float" office:value="0.0836073453479">
                <text:p>0.0836073453479</text:p>
              </table:table-cell>
              <table:table-cell office:value-type="float" office:value="0.10511962873">
                <text:p>0.10511962873</text:p>
              </table:table-cell>
              <table:table-cell office:value-type="float" office:value="0.955223880597">
                <text:p>0.9552238805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74458634092">
                <text:p>0.974458634092</text:p>
              </table:table-cell>
              <table:table-cell office:value-type="float" office:value="0.0742085201253">
                <text:p>0.0742085201253</text:p>
              </table:table-cell>
              <table:table-cell office:value-type="float" office:value="0.136861959908">
                <text:p>0.136861959908</text:p>
              </table:table-cell>
              <table:table-cell office:value-type="float" office:value="0.945273631841">
                <text:p>0.9452736318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79455857857">
                <text:p>0.979455857857</text:p>
              </table:table-cell>
              <table:table-cell office:value-type="float" office:value="0.0663737786664">
                <text:p>0.0663737786664</text:p>
              </table:table-cell>
              <table:table-cell office:value-type="float" office:value="0.167826289691">
                <text:p>0.167826289691</text:p>
              </table:table-cell>
              <table:table-cell office:value-type="float" office:value="0.945273631841">
                <text:p>0.9452736318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77790116602">
                <text:p>0.977790116602</text:p>
              </table:table-cell>
              <table:table-cell office:value-type="float" office:value="0.0702733697058">
                <text:p>0.0702733697058</text:p>
              </table:table-cell>
              <table:table-cell office:value-type="float" office:value="0.123299133283">
                <text:p>0.123299133283</text:p>
              </table:table-cell>
              <table:table-cell office:value-type="float" office:value="0.950248756219">
                <text:p>0.9502487562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79455857857">
                <text:p>0.979455857857</text:p>
              </table:table-cell>
              <table:table-cell office:value-type="float" office:value="0.0685168459933">
                <text:p>0.0685168459933</text:p>
              </table:table-cell>
              <table:table-cell office:value-type="float" office:value="0.140683102737">
                <text:p>0.140683102737</text:p>
              </table:table-cell>
              <table:table-cell office:value-type="float" office:value="0.945273631841">
                <text:p>0.9452736318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77790116602">
                <text:p>0.977790116602</text:p>
              </table:table-cell>
              <table:table-cell office:value-type="float" office:value="0.0687958571811">
                <text:p>0.0687958571811</text:p>
              </table:table-cell>
              <table:table-cell office:value-type="float" office:value="0.0789539152756">
                <text:p>0.0789539152756</text:p>
              </table:table-cell>
              <table:table-cell office:value-type="float" office:value="0.975124378109">
                <text:p>0.9751243781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77234869517">
                <text:p>0.977234869517</text:p>
              </table:table-cell>
              <table:table-cell office:value-type="float" office:value="0.0779925142888">
                <text:p>0.0779925142888</text:p>
              </table:table-cell>
              <table:table-cell office:value-type="float" office:value="0.163865385049">
                <text:p>0.163865385049</text:p>
              </table:table-cell>
              <table:table-cell office:value-type="float" office:value="0.945273631841">
                <text:p>0.9452736318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75013881177">
                <text:p>0.975013881177</text:p>
              </table:table-cell>
              <table:table-cell office:value-type="float" office:value="0.080798091763">
                <text:p>0.080798091763</text:p>
              </table:table-cell>
              <table:table-cell office:value-type="float" office:value="0.0654653526833">
                <text:p>0.0654653526833</text:p>
              </table:table-cell>
              <table:table-cell office:value-type="float" office:value="0.980099502488">
                <text:p>0.9800995024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78345363687">
                <text:p>0.978345363687</text:p>
              </table:table-cell>
              <table:table-cell office:value-type="float" office:value="0.0636642269272">
                <text:p>0.0636642269272</text:p>
              </table:table-cell>
              <table:table-cell office:value-type="float" office:value="0.0824908752282">
                <text:p>0.0824908752282</text:p>
              </table:table-cell>
              <table:table-cell office:value-type="float" office:value="0.975124378109">
                <text:p>0.9751243781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80566352027">
                <text:p>0.980566352027</text:p>
              </table:table-cell>
              <table:table-cell office:value-type="float" office:value="0.0670474270836">
                <text:p>0.0670474270836</text:p>
              </table:table-cell>
              <table:table-cell office:value-type="float" office:value="0.110168221814">
                <text:p>0.110168221814</text:p>
              </table:table-cell>
              <table:table-cell office:value-type="float" office:value="0.950248756219">
                <text:p>0.9502487562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78345363687">
                <text:p>0.978345363687</text:p>
              </table:table-cell>
              <table:table-cell office:value-type="float" office:value="0.0773062436634">
                <text:p>0.0773062436634</text:p>
              </table:table-cell>
              <table:table-cell office:value-type="float" office:value="0.0876294717573">
                <text:p>0.0876294717573</text:p>
              </table:table-cell>
              <table:table-cell office:value-type="float" office:value="0.970149253731">
                <text:p>0.9701492537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77234869517">
                <text:p>0.977234869517</text:p>
              </table:table-cell>
              <table:table-cell office:value-type="float" office:value="0.0668746428476">
                <text:p>0.0668746428476</text:p>
              </table:table-cell>
              <table:table-cell office:value-type="float" office:value="0.0595559711146">
                <text:p>0.0595559711146</text:p>
              </table:table-cell>
              <table:table-cell office:value-type="float" office:value="0.980099502488">
                <text:p>0.9800995024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80011104942">
                <text:p>0.980011104942</text:p>
              </table:table-cell>
              <table:table-cell office:value-type="float" office:value="0.064362456279">
                <text:p>0.064362456279</text:p>
              </table:table-cell>
              <table:table-cell office:value-type="float" office:value="0.0747836243352">
                <text:p>0.0747836243352</text:p>
              </table:table-cell>
              <table:table-cell office:value-type="float" office:value="0.975124378109">
                <text:p>0.9751243781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77234869517">
                <text:p>0.977234869517</text:p>
              </table:table-cell>
              <table:table-cell office:value-type="float" office:value="0.0691910108731">
                <text:p>0.0691910108731</text:p>
              </table:table-cell>
              <table:table-cell office:value-type="float" office:value="0.0827320416954">
                <text:p>0.0827320416954</text:p>
              </table:table-cell>
              <table:table-cell office:value-type="float" office:value="0.975124378109">
                <text:p>0.9751243781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79455857857">
                <text:p>0.979455857857</text:p>
              </table:table-cell>
              <table:table-cell office:value-type="float" office:value="0.0709528294329">
                <text:p>0.0709528294329</text:p>
              </table:table-cell>
              <table:table-cell office:value-type="float" office:value="0.0623825940336">
                <text:p>0.0623825940336</text:p>
              </table:table-cell>
              <table:table-cell office:value-type="float" office:value="0.980099502488">
                <text:p>0.9800995024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81121599112">
                <text:p>0.981121599112</text:p>
              </table:table-cell>
              <table:table-cell office:value-type="float" office:value="0.0657541393742">
                <text:p>0.0657541393742</text:p>
              </table:table-cell>
              <table:table-cell office:value-type="float" office:value="0.0878109739333">
                <text:p>0.0878109739333</text:p>
              </table:table-cell>
              <table:table-cell office:value-type="float" office:value="0.970149253731">
                <text:p>0.970149253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19924764263">
                <text:p>0.0619924764263</text:p>
              </table:table-cell>
              <table:table-cell office:value-type="float" office:value="0.0697532447463">
                <text:p>0.0697532447463</text:p>
              </table:table-cell>
              <table:table-cell office:value-type="float" office:value="0.980099502488">
                <text:p>0.980099502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